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antarell"/>
    </style:style>
    <style:style style:name="P2" style:family="paragraph" style:parent-style-name="Standard">
      <style:paragraph-properties fo:text-align="center" style:justify-single-word="false"/>
      <style:text-properties style:font-name="Cantarell" style:text-underline-style="solid" style:text-underline-width="auto" style:text-underline-color="font-color" fo:font-weight="bold" officeooo:rsid="001fab11" officeooo:paragraph-rsid="001fab11" style:font-weight-asian="bold" style:font-weight-complex="bold"/>
    </style:style>
    <style:style style:name="P3" style:family="paragraph" style:parent-style-name="Standard">
      <style:paragraph-properties fo:text-align="center" style:justify-single-word="false"/>
      <style:text-properties style:font-name="Cantarell" style:text-underline-style="solid" style:text-underline-width="auto" style:text-underline-color="font-color" fo:font-weight="bold" officeooo:rsid="00239831" officeooo:paragraph-rsid="00239831" style:font-weight-asian="bold" style:font-weight-complex="bold"/>
    </style:style>
    <style:style style:name="P4" style:family="paragraph" style:parent-style-name="Standard">
      <style:paragraph-properties fo:text-align="start" style:justify-single-word="false"/>
      <style:text-properties style:font-name="Cantarell" style:text-underline-style="solid" style:text-underline-width="auto" style:text-underline-color="font-color" fo:font-weight="bold" officeooo:rsid="00210532" officeooo:paragraph-rsid="00210532" style:font-weight-asian="bold" style:font-weight-complex="bold"/>
    </style:style>
    <style:style style:name="P5" style:family="paragraph" style:parent-style-name="Standard">
      <style:paragraph-properties fo:text-align="start" style:justify-single-word="false"/>
      <style:text-properties style:font-name="Cantarell" style:text-underline-style="solid" style:text-underline-width="auto" style:text-underline-color="font-color" fo:font-weight="bold" officeooo:rsid="0028466c" officeooo:paragraph-rsid="0028466c" style:font-weight-asian="bold" style:font-weight-complex="bold"/>
    </style:style>
    <style:style style:name="P6" style:family="paragraph" style:parent-style-name="Standard">
      <style:paragraph-properties fo:text-align="start" style:justify-single-word="false"/>
      <style:text-properties style:font-name="Cantarell" style:text-underline-style="solid" style:text-underline-width="auto" style:text-underline-color="font-color" fo:font-weight="bold" officeooo:rsid="00262a5b" officeooo:paragraph-rsid="00262a5b" style:font-weight-asian="bold" style:font-weight-complex="bold"/>
    </style:style>
    <style:style style:name="P7" style:family="paragraph" style:parent-style-name="Standard">
      <style:paragraph-properties fo:text-align="start" style:justify-single-word="false"/>
      <style:text-properties style:font-name="Cantarell" style:text-underline-style="solid" style:text-underline-width="auto" style:text-underline-color="font-color" fo:font-weight="bold" officeooo:rsid="0029c183" officeooo:paragraph-rsid="0029c183" style:font-weight-asian="bold" style:font-weight-complex="bold"/>
    </style:style>
    <style:style style:name="P8" style:family="paragraph" style:parent-style-name="Standard">
      <style:paragraph-properties fo:text-align="start" style:justify-single-word="false"/>
      <style:text-properties style:font-name="Cantarell" style:text-underline-style="solid" style:text-underline-width="auto" style:text-underline-color="font-color" fo:font-weight="bold" officeooo:rsid="002cb39d" officeooo:paragraph-rsid="002cb39d" style:font-weight-asian="bold" style:font-weight-complex="bold"/>
    </style:style>
    <style:style style:name="P9" style:family="paragraph" style:parent-style-name="Standard">
      <style:paragraph-properties fo:text-align="start" style:justify-single-word="false"/>
      <style:text-properties style:font-name="Cantarell" style:text-underline-style="solid" style:text-underline-width="auto" style:text-underline-color="font-color" fo:font-weight="bold" officeooo:rsid="00324545" officeooo:paragraph-rsid="00324545" style:font-weight-asian="bold" style:font-weight-complex="bold"/>
    </style:style>
    <style:style style:name="P10" style:family="paragraph" style:parent-style-name="Standard">
      <style:paragraph-properties fo:text-align="start" style:justify-single-word="false"/>
      <style:text-properties style:font-name="Cantarell" style:text-underline-style="solid" style:text-underline-width="auto" style:text-underline-color="font-color" fo:font-weight="bold" officeooo:rsid="003c4280" officeooo:paragraph-rsid="003c4280" style:font-weight-asian="bold" style:font-weight-complex="bold"/>
    </style:style>
    <style:style style:name="P11" style:family="paragraph" style:parent-style-name="Standard">
      <style:paragraph-properties fo:text-align="start" style:justify-single-word="false"/>
      <style:text-properties style:font-name="Cantarell" style:text-underline-style="solid" style:text-underline-width="auto" style:text-underline-color="font-color" fo:font-weight="normal" officeooo:rsid="004022de" officeooo:paragraph-rsid="003c4280" style:font-weight-asian="normal" style:font-weight-complex="normal"/>
    </style:style>
    <style:style style:name="P12" style:family="paragraph" style:parent-style-name="Standard">
      <style:text-properties style:font-name="Cantarell" fo:font-size="12pt" officeooo:paragraph-rsid="002287e5" style:font-size-asian="12pt" style:font-size-complex="12pt"/>
    </style:style>
    <style:style style:name="P13" style:family="paragraph" style:parent-style-name="Standard">
      <style:paragraph-properties fo:text-align="start" style:justify-single-word="false"/>
      <style:text-properties style:font-name="Cantarell" officeooo:paragraph-rsid="00210532"/>
    </style:style>
    <style:style style:name="P14" style:family="paragraph" style:parent-style-name="Standard">
      <style:paragraph-properties fo:text-align="start" style:justify-single-word="false"/>
      <style:text-properties style:font-name="Cantarell" style:text-underline-style="none" fo:font-weight="normal" officeooo:rsid="0028466c" officeooo:paragraph-rsid="0028466c" style:font-weight-asian="normal" style:font-weight-complex="normal"/>
    </style:style>
    <style:style style:name="P15" style:family="paragraph" style:parent-style-name="Standard">
      <style:paragraph-properties fo:text-align="start" style:justify-single-word="false"/>
      <style:text-properties style:font-name="Cantarell" style:text-underline-style="none" fo:font-weight="normal" officeooo:rsid="002b7e4e" officeooo:paragraph-rsid="002b7e4e" style:font-weight-asian="normal" style:font-weight-complex="normal"/>
    </style:style>
    <style:style style:name="P16" style:family="paragraph" style:parent-style-name="Standard">
      <style:paragraph-properties fo:text-align="start" style:justify-single-word="false"/>
      <style:text-properties style:font-name="Cantarell" style:text-underline-style="none" fo:font-weight="normal" officeooo:rsid="002c9ffd" officeooo:paragraph-rsid="002c9ffd" style:font-weight-asian="normal" style:font-weight-complex="normal"/>
    </style:style>
    <style:style style:name="P17" style:family="paragraph" style:parent-style-name="Standard">
      <style:paragraph-properties fo:text-align="start" style:justify-single-word="false"/>
      <style:text-properties style:font-name="Cantarell" style:text-underline-style="none" fo:font-weight="normal" officeooo:rsid="002d951e" officeooo:paragraph-rsid="002d951e" style:font-weight-asian="normal" style:font-weight-complex="normal"/>
    </style:style>
    <style:style style:name="P18" style:family="paragraph" style:parent-style-name="Standard">
      <style:paragraph-properties fo:text-align="start" style:justify-single-word="false"/>
      <style:text-properties style:font-name="Cantarell" style:text-underline-style="none" fo:font-weight="normal" officeooo:rsid="002d951e" officeooo:paragraph-rsid="003702a1" style:font-weight-asian="normal" style:font-weight-complex="normal"/>
    </style:style>
    <style:style style:name="P19" style:family="paragraph" style:parent-style-name="Standard">
      <style:paragraph-properties fo:text-align="start" style:justify-single-word="false"/>
      <style:text-properties style:font-name="Cantarell" style:text-underline-style="none" fo:font-weight="normal" officeooo:rsid="002ee1f8" officeooo:paragraph-rsid="002ee1f8" style:font-weight-asian="normal" style:font-weight-complex="normal"/>
    </style:style>
    <style:style style:name="P20" style:family="paragraph" style:parent-style-name="Standard">
      <style:paragraph-properties fo:text-align="start" style:justify-single-word="false"/>
      <style:text-properties style:font-name="Cantarell" style:text-underline-style="none" fo:font-weight="normal" officeooo:rsid="004022de" officeooo:paragraph-rsid="004022de" style:font-weight-asian="normal" style:font-weight-complex="normal"/>
    </style:style>
    <style:style style:name="P21" style:family="paragraph" style:parent-style-name="Header">
      <style:paragraph-properties fo:text-align="start" style:justify-single-word="false"/>
      <style:text-properties officeooo:rsid="001fab11" officeooo:paragraph-rsid="001fab11"/>
    </style:style>
    <style:style style:name="P22" style:family="paragraph" style:parent-style-name="Preformatted_20_Text">
      <style:paragraph-properties fo:text-align="start" style:justify-single-word="false"/>
      <style:text-properties style:font-name="Cantarell" style:text-underline-style="none" fo:font-weight="normal" officeooo:rsid="002b7e4e" officeooo:paragraph-rsid="002b7e4e" style:font-weight-asian="normal" style:font-weight-complex="normal"/>
    </style:style>
    <style:style style:name="P23" style:family="paragraph" style:parent-style-name="Preformatted_20_Text">
      <style:paragraph-properties fo:text-align="start" style:justify-single-word="false"/>
      <style:text-properties style:font-name="Cantarell" style:text-underline-style="none" fo:font-weight="normal" officeooo:rsid="002c9ffd" officeooo:paragraph-rsid="002c9ffd" style:font-weight-asian="normal" style:font-weight-complex="normal"/>
    </style:style>
    <style:style style:name="P24" style:family="paragraph" style:parent-style-name="Preformatted_20_Text">
      <style:paragraph-properties fo:text-align="start" style:justify-single-word="false"/>
      <style:text-properties style:font-name="Cantarell" style:text-underline-style="none" fo:font-weight="normal" officeooo:rsid="002ee1f8" officeooo:paragraph-rsid="002ee1f8" style:font-weight-asian="normal" style:font-weight-complex="normal"/>
    </style:style>
    <style:style style:name="P25" style:family="paragraph" style:parent-style-name="Preformatted_20_Text">
      <style:paragraph-properties fo:text-align="start" style:justify-single-word="false"/>
      <style:text-properties style:font-name="Cantarell" style:text-underline-style="solid" style:text-underline-width="auto" style:text-underline-color="font-color" fo:font-weight="bold" officeooo:rsid="00324545" officeooo:paragraph-rsid="00324545" style:font-weight-asian="bold" style:font-weight-complex="bold"/>
    </style:style>
    <style:style style:name="P26" style:family="paragraph" style:parent-style-name="Preformatted_20_Text">
      <style:paragraph-properties fo:margin-left="0cm" fo:margin-right="0cm" fo:margin-top="0cm" fo:margin-bottom="0.499cm" loext:contextual-spacing="false" fo:text-indent="0cm" style:auto-text-indent="false"/>
    </style:style>
    <style:style style:name="P27" style:family="paragraph" style:parent-style-name="Preformatted_20_Text">
      <style:paragraph-properties fo:margin-left="0cm" fo:margin-right="0cm" fo:margin-top="0cm" fo:margin-bottom="0cm" loext:contextual-spacing="false" fo:text-indent="0cm" style:auto-text-indent="false"/>
    </style:style>
    <style:style style:name="P28"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29" style:family="paragraph" style:parent-style-name="Preformatted_20_Text">
      <style:paragraph-properties fo:margin-left="0cm" fo:margin-right="0cm" fo:margin-top="0cm" fo:margin-bottom="0cm" loext:contextual-spacing="false" fo:text-indent="0cm" style:auto-text-indent="false"/>
      <style:text-properties fo:color="#c0c0c0"/>
    </style:style>
    <style:style style:name="T1" style:family="text">
      <style:text-properties officeooo:rsid="002287e5"/>
    </style:style>
    <style:style style:name="T2" style:family="text">
      <style:text-properties style:text-underline-style="none" fo:font-weight="normal" officeooo:rsid="00210532" style:font-weight-asian="normal" style:font-weight-complex="normal"/>
    </style:style>
    <style:style style:name="T3" style:family="text">
      <style:text-properties style:text-underline-style="none" fo:font-weight="normal" officeooo:rsid="002287e5" style:font-weight-asian="normal" style:font-weight-complex="normal"/>
    </style:style>
    <style:style style:name="T4" style:family="text">
      <style:text-properties fo:color="#808000"/>
    </style:style>
    <style:style style:name="T5" style:family="text">
      <style:text-properties fo:color="#c0c0c0"/>
    </style:style>
    <style:style style:name="T6" style:family="text">
      <style:text-properties fo:color="#800080"/>
    </style:style>
    <style:style style:name="T7" style:family="text">
      <style:text-properties fo:color="#000000"/>
    </style:style>
    <style:style style:name="T8" style:family="text">
      <style:text-properties fo:color="#000000" officeooo:rsid="0030bd0c"/>
    </style:style>
    <style:style style:name="T9" style:family="text">
      <style:text-properties fo:color="#800000"/>
    </style:style>
    <style:style style:name="T10" style:family="text">
      <style:text-properties fo:color="#008000"/>
    </style:style>
    <style:style style:name="T11" style:family="text">
      <style:text-properties fo:color="#008000" officeooo:rsid="002c9ffd"/>
    </style:style>
    <style:style style:name="T12" style:family="text">
      <style:text-properties fo:color="#008000" officeooo:rsid="003efa76"/>
    </style:style>
    <style:style style:name="T13" style:family="text">
      <style:text-properties fo:color="#000080"/>
    </style:style>
    <style:style style:name="T14" style:family="text">
      <style:text-properties officeooo:rsid="002f1885"/>
    </style:style>
    <style:style style:name="T15" style:family="text">
      <style:text-properties officeooo:rsid="003702a1"/>
    </style:style>
    <style:style style:name="T16" style:family="text">
      <style:text-properties officeooo:rsid="00375d8a"/>
    </style:style>
    <style:style style:name="T17" style:family="text">
      <style:text-properties officeooo:rsid="0039dbbd"/>
    </style:style>
    <style:style style:name="T18" style:family="text">
      <style:text-properties officeooo:rsid="003efa76"/>
    </style:style>
    <style:style style:name="T19" style:family="text">
      <style:text-properties officeooo:rsid="00419c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MINI PROJET COMPRESSION</text:p>
      <text:p text:style-name="P3">Algorithme de compression par déplacement en tête de liste</text:p>
      <text:p text:style-name="P2"/>
      <text:p text:style-name="P4">Introduction</text:p>
      <text:p text:style-name="P4"/>
      <text:p text:style-name="P12">On souhaite implanter une méthode d’encodage et de compression de données</text:p>
      <text:p text:style-name="P12">(adaptée aux textes) qui utilise une liste chaînée de mots. Dans la suite, la position d’un mot dans la liste est un entier strictement positif (la position du mot en tête de liste est donc 1).</text:p>
      <text:p text:style-name="P12">Un mot est une suite de moins de 128 caractères. On ne demande pas de gérer le <text:span text:style-name="T2">cas où un mot plus long apparaî</text:span><text:span text:style-name="T3">t.</text:span></text:p>
      <text:p text:style-name="P13"/>
      <text:p text:style-name="P5">Principe</text:p>
      <text:p text:style-name="P6"/>
      <text:p text:style-name="P14">Pour chaque mot du texte, si le mot existe dans la liste, on le code à l'aide de sa position dans la liste, puis on le déplace en tête de liste. Si le mot n'est pas dans la liste, on le code par l'entier 0 suivit de la taille du mot et du mot en clair, <text:span text:style-name="T18">et on le place en fin de liste.</text:span></text:p>
      <text:p text:style-name="P14">L'avancement du projet amènera à écrire les positions, les tailles et les mots sous forme d'octet.</text:p>
      <text:p text:style-name="P14"/>
      <text:p text:style-name="P7">Développement</text:p>
      <text:p text:style-name="P6"/>
      <text:p text:style-name="P8">Compression</text:p>
      <text:p text:style-name="P8"/>
      <text:p text:style-name="P15">Pour représenter une cellule, on a définit une structure _cell contenant une chaîne de caractère qui représentera le mot et un pointeur sur la cellule suivante :</text:p>
      <text:p text:style-name="P22"><text:span text:style-name="T4">typedef</text:span><text:span text:style-name="T5"> </text:span><text:span text:style-name="T4">struct</text:span><text:span text:style-name="T5"> </text:span><text:span text:style-name="T6">_cell</text:span><text:span text:style-name="T5"> </text:span><text:span text:style-name="T7">{</text:span></text:p>
      <text:p text:style-name="P27"><text:span text:style-name="T5"><text:s text:c="2"/></text:span><text:span text:style-name="T4">char</text:span><text:span text:style-name="T5"> </text:span><text:span text:style-name="T7">*</text:span><text:span text:style-name="T9">word</text:span><text:span text:style-name="T7">;</text:span><text:span text:style-name="T5"> <text:s text:c="14"/></text:span><text:span text:style-name="T10">/*</text:span><text:span text:style-name="T5"> </text:span><text:span text:style-name="T11">chaîne</text:span><text:span text:style-name="T5"> </text:span><text:span text:style-name="T10">de</text:span><text:span text:style-name="T5"> </text:span><text:span text:style-name="T11">caractères.</text:span><text:span text:style-name="T5"> </text:span><text:span text:style-name="T10">*/</text:span></text:p>
      <text:p text:style-name="P27"><text:span text:style-name="T5"><text:s text:c="2"/></text:span><text:span text:style-name="T4">struct</text:span><text:span text:style-name="T5"> </text:span><text:span text:style-name="T6">_cell</text:span><text:span text:style-name="T5"> </text:span><text:span text:style-name="T7">*</text:span><text:span text:style-name="T9">next</text:span><text:span text:style-name="T7">;</text:span><text:span text:style-name="T5"> <text:s text:c="6"/></text:span><text:span text:style-name="T10">/*</text:span><text:span text:style-name="T5"> </text:span><text:span text:style-name="T10">pointeur</text:span><text:span text:style-name="T5"> </text:span><text:span text:style-name="T10">sur</text:span><text:span text:style-name="T5"> </text:span><text:span text:style-name="T10">la</text:span><text:span text:style-name="T5"> </text:span><text:span text:style-name="T10">cellule</text:span><text:span text:style-name="T5"> </text:span><text:span text:style-name="T10">suivante.</text:span><text:span text:style-name="T5"> </text:span><text:span text:style-name="T10">*/</text:span></text:p>
      <text:p text:style-name="P27"><text:span text:style-name="T7">}</text:span><text:span text:style-name="T5"> </text:span><text:span text:style-name="T6">cell</text:span><text:span text:style-name="T7">;</text:span></text:p>
      <text:p text:style-name="P15"/>
      <text:p text:style-name="P16">Pour créer une cellule, on a définit une fonction allocate_cell qui prend en paramètre une chaîne de caractères constante :</text:p>
      <text:p text:style-name="P23"><text:span text:style-name="T6">cell</text:span><text:span text:style-name="T5"> </text:span><text:span text:style-name="T7">*allocate_cell(</text:span><text:span text:style-name="T4">const</text:span><text:span text:style-name="T5"> </text:span><text:span text:style-name="T4">char</text:span><text:span text:style-name="T5"> </text:span><text:span text:style-name="T7">*word){</text:span></text:p>
      <text:p text:style-name="P27"><text:span text:style-name="T5"><text:s text:c="4"/></text:span><text:span text:style-name="T6">cell</text:span><text:span text:style-name="T5"> </text:span><text:span text:style-name="T7">*</text:span><text:span text:style-name="T5"> </text:span><text:span text:style-name="T7">cellule</text:span><text:span text:style-name="T5"> </text:span><text:span text:style-name="T7">=</text:span><text:span text:style-name="T5"> </text:span><text:span text:style-name="T7">(</text:span><text:span text:style-name="T6">cell</text:span><text:span text:style-name="T7">*)</text:span><text:span text:style-name="T5"> </text:span>malloc<text:span text:style-name="T7">(</text:span><text:span text:style-name="T4">sizeof</text:span><text:span text:style-name="T7">(</text:span><text:span text:style-name="T6">cell</text:span><text:span text:style-name="T7">));</text:span><text:span text:style-name="T5"> </text:span><text:span text:style-name="T10">//on</text:span><text:span text:style-name="T5"> </text:span><text:span text:style-name="T10">alloue</text:span><text:span text:style-name="T5"> </text:span><text:span text:style-name="T10">une</text:span><text:span text:style-name="T5"> </text:span><text:span text:style-name="T10">cellule</text:span></text:p>
      <text:p text:style-name="P27"><text:span text:style-name="T5"><text:s text:c="4"/></text:span><text:span text:style-name="T4">if</text:span><text:span text:style-name="T7">(!cellule)</text:span><text:span text:style-name="T5"> </text:span><text:span text:style-name="T10">//si</text:span><text:span text:style-name="T5"> </text:span><text:span text:style-name="T10">la</text:span><text:span text:style-name="T5"> </text:span><text:span text:style-name="T10">cellule</text:span><text:span text:style-name="T5"> </text:span><text:span text:style-name="T10">est</text:span><text:span text:style-name="T5"> </text:span><text:span text:style-name="T10">pas</text:span><text:span text:style-name="T5"> </text:span><text:span text:style-name="T10">vide,</text:span><text:span text:style-name="T5"> </text:span><text:span text:style-name="T10">on</text:span><text:span text:style-name="T5"> </text:span><text:span text:style-name="T10">renvoie</text:span><text:span text:style-name="T5"> </text:span><text:span text:style-name="T10">NULL</text:span></text:p>
      <text:p text:style-name="P27"><text:span text:style-name="T5"><text:s text:c="8"/></text:span><text:span text:style-name="T4">return</text:span><text:span text:style-name="T5"> </text:span>NULL<text:span text:style-name="T7">;</text:span></text:p>
      <text:p text:style-name="P27"><text:span text:style-name="T5"><text:s text:c="4"/></text:span><text:span text:style-name="T10">//La</text:span><text:span text:style-name="T5"> </text:span><text:span text:style-name="T10">cellule</text:span><text:span text:style-name="T5"> </text:span><text:span text:style-name="T10">a</text:span><text:span text:style-name="T5"> </text:span><text:span text:style-name="T10">été</text:span><text:span text:style-name="T5"> </text:span><text:span text:style-name="T10">allouée</text:span></text:p>
      <text:p text:style-name="P27"><text:span text:style-name="T5"><text:s text:c="4"/></text:span><text:span text:style-name="T7">cellule-&gt;</text:span><text:span text:style-name="T9">word</text:span><text:span text:style-name="T5"> </text:span><text:span text:style-name="T7">=</text:span><text:span text:style-name="T5"> </text:span><text:span text:style-name="T7">(</text:span><text:span text:style-name="T4">char</text:span><text:span text:style-name="T7">*)</text:span>malloc<text:span text:style-name="T7">(</text:span><text:span text:style-name="T4">sizeof</text:span><text:span text:style-name="T7">(</text:span><text:span text:style-name="T4">char</text:span><text:span text:style-name="T7">)*(</text:span>strlen<text:span text:style-name="T7">(word)+</text:span><text:span text:style-name="T13">1</text:span><text:span text:style-name="T7">));</text:span></text:p>
      <text:p text:style-name="P27"><text:span text:style-name="T5"><text:s text:c="4"/></text:span><text:span text:style-name="T10">/*On</text:span><text:span text:style-name="T5"> </text:span><text:span text:style-name="T10">alloue</text:span><text:span text:style-name="T5"> </text:span><text:span text:style-name="T10">une</text:span><text:span text:style-name="T5"> </text:span><text:span text:style-name="T10">chaîne</text:span><text:span text:style-name="T5"> </text:span><text:span text:style-name="T10">de</text:span><text:span text:style-name="T5"> </text:span><text:span text:style-name="T10">caractère</text:span><text:span text:style-name="T5"> </text:span><text:span text:style-name="T10">de</text:span><text:span text:style-name="T5"> </text:span><text:span text:style-name="T10">la</text:span><text:span text:style-name="T5"> </text:span><text:span text:style-name="T10">taille</text:span></text:p>
      <text:p text:style-name="P27"><text:span text:style-name="T5"><text:s text:c="4"/></text:span><text:span text:style-name="T10">du</text:span><text:span text:style-name="T5"> </text:span><text:span text:style-name="T10">mot</text:span><text:span text:style-name="T5"> </text:span><text:span text:style-name="T10">word</text:span><text:span text:style-name="T5"> </text:span><text:span text:style-name="T10">+1</text:span><text:span text:style-name="T5"> </text:span><text:span text:style-name="T10">pour</text:span><text:span text:style-name="T5"> </text:span><text:span text:style-name="T10">avoir</text:span><text:span text:style-name="T5"> </text:span><text:span text:style-name="T10">assez</text:span><text:span text:style-name="T5"> </text:span><text:span text:style-name="T10">de</text:span><text:span text:style-name="T5"> </text:span><text:span text:style-name="T10">place</text:span><text:span text:style-name="T5"> </text:span><text:span text:style-name="T10">pou</text:span><text:span text:style-name="T5"> </text:span><text:span text:style-name="T10">le</text:span><text:span text:style-name="T5"> </text:span><text:span text:style-name="T10">caractère</text:span><text:span text:style-name="T5"> </text:span><text:span text:style-name="T10">\0*/</text:span></text:p>
      <text:p text:style-name="P27"><text:span text:style-name="T5"><text:s text:c="4"/></text:span><text:span text:style-name="T4">if</text:span><text:span text:style-name="T7">(!cellule-&gt;</text:span><text:span text:style-name="T9">word</text:span><text:span text:style-name="T7">)</text:span><text:span text:style-name="T10">//si</text:span><text:span text:style-name="T5"> </text:span><text:span text:style-name="T10">le</text:span><text:span text:style-name="T5"> </text:span><text:span text:style-name="T10">mot</text:span><text:span text:style-name="T5"> </text:span><text:span text:style-name="T10">n'a</text:span><text:span text:style-name="T5"> </text:span><text:span text:style-name="T10">pas</text:span><text:span text:style-name="T5"> </text:span><text:span text:style-name="T10">été</text:span><text:span text:style-name="T5"> </text:span><text:span text:style-name="T10">alloué</text:span><text:span text:style-name="T5"> </text:span><text:span text:style-name="T10">on</text:span><text:span text:style-name="T5"> </text:span><text:span text:style-name="T10">s'arrete</text:span><text:span text:style-name="T5"> </text:span><text:span text:style-name="T10">la</text:span></text:p>
      <text:p text:style-name="P26"><text:span text:style-name="T5"><text:s text:c="8"/></text:span><text:span text:style-name="T4">return</text:span><text:span text:style-name="T5"> </text:span>NULL<text:span text:style-name="T7">;</text:span></text:p>
      <text:p text:style-name="P27"><text:soft-page-break/><text:span text:style-name="T5"><text:s text:c="4"/></text:span>strcpy<text:span text:style-name="T7">(cellule-&gt;</text:span><text:span text:style-name="T9">word</text:span><text:span text:style-name="T7">,</text:span><text:span text:style-name="T5"> </text:span><text:span text:style-name="T7">word);</text:span><text:span text:style-name="T5"> </text:span><text:span text:style-name="T10">//On</text:span><text:span text:style-name="T5"> </text:span><text:span text:style-name="T10">copie</text:span><text:span text:style-name="T5"> </text:span><text:span text:style-name="T10">la</text:span><text:span text:style-name="T5"> </text:span><text:span text:style-name="T10">valeur</text:span><text:span text:style-name="T5"> </text:span><text:span text:style-name="T10">de</text:span><text:span text:style-name="T5"> </text:span><text:span text:style-name="T10">word</text:span><text:span text:style-name="T5"> </text:span><text:span text:style-name="T10">dans</text:span><text:span text:style-name="T5"> </text:span><text:span text:style-name="T10">la</text:span><text:span text:style-name="T5"> </text:span><text:span text:style-name="T12">chaîne</text:span><text:span text:style-name="T5"> </text:span><text:span text:style-name="T10">de</text:span><text:span text:style-name="T5"> </text:span><text:span text:style-name="T10">la</text:span><text:span text:style-name="T5"> </text:span><text:span text:style-name="T10">cellule</text:span></text:p>
      <text:p text:style-name="P27"><text:span text:style-name="T5"><text:s text:c="4"/></text:span><text:span text:style-name="T7">cellule-&gt;</text:span><text:span text:style-name="T9">next</text:span><text:span text:style-name="T5"> </text:span><text:span text:style-name="T7">=</text:span><text:span text:style-name="T5"> </text:span>NULL<text:span text:style-name="T7">;</text:span><text:span text:style-name="T5"> </text:span><text:span text:style-name="T10">//La</text:span><text:span text:style-name="T5"> </text:span><text:span text:style-name="T10">cellule</text:span><text:span text:style-name="T5"> </text:span><text:span text:style-name="T10">n'est</text:span><text:span text:style-name="T5"> </text:span><text:span text:style-name="T10">toujours</text:span><text:span text:style-name="T5"> </text:span><text:span text:style-name="T10">pas</text:span><text:span text:style-name="T5"> </text:span><text:span text:style-name="T10">attaché</text:span><text:span text:style-name="T5"> </text:span><text:span text:style-name="T10">à</text:span><text:span text:style-name="T5"> </text:span><text:span text:style-name="T10">la</text:span><text:span text:style-name="T5"> </text:span><text:span text:style-name="T10">liste</text:span><text:span text:style-name="T5"> </text:span><text:span text:style-name="T10">donc</text:span><text:span text:style-name="T5"> </text:span><text:span text:style-name="T10">on</text:span><text:span text:style-name="T5"> </text:span><text:span text:style-name="T10">met</text:span><text:span text:style-name="T5"> </text:span><text:span text:style-name="T10">son</text:span><text:span text:style-name="T5"> </text:span><text:span text:style-name="T10">suivant</text:span><text:span text:style-name="T5"> </text:span><text:span text:style-name="T10">à</text:span><text:span text:style-name="T5"> </text:span><text:span text:style-name="T10">NULL</text:span></text:p>
      <text:p text:style-name="P27"><text:span text:style-name="T5"><text:s text:c="4"/></text:span><text:span text:style-name="T4">return</text:span><text:span text:style-name="T5"> </text:span><text:span text:style-name="T7">cellule;</text:span></text:p>
      <text:p text:style-name="P28">}</text:p>
      <text:p text:style-name="P16"/>
      <text:p text:style-name="P17">Pour effectuer la compression, on exécute la méthode coding qui prend en paramètre le nom du fichier qui va être compressé et le nom de fichier qui va être le résultat de la compression.</text:p>
      <text:p text:style-name="P23"><text:span text:style-name="T4">void</text:span><text:span text:style-name="T5"> </text:span><text:span text:style-name="T7">coding(</text:span><text:span text:style-name="T4">char</text:span><text:span text:style-name="T7">*</text:span><text:span text:style-name="T5"> </text:span><text:span text:style-name="T7">entrer,</text:span><text:span text:style-name="T4">char</text:span><text:span text:style-name="T7">*</text:span><text:span text:style-name="T5"> </text:span><text:span text:style-name="T7">sortie){</text:span></text:p>
      <text:p text:style-name="P27"><text:span text:style-name="T5"><text:s text:c="4"/></text:span>FILE<text:span text:style-name="T7">*</text:span><text:span text:style-name="T5"> </text:span><text:span text:style-name="T7">file</text:span><text:span text:style-name="T5"> </text:span><text:span text:style-name="T7">=</text:span><text:span text:style-name="T5"> </text:span>fopen<text:span text:style-name="T7">(entrer,</text:span><text:span text:style-name="T10">"r"</text:span><text:span text:style-name="T7">);</text:span><text:span text:style-name="T5"> </text:span><text:span text:style-name="T10">//On</text:span><text:span text:style-name="T5"> </text:span><text:span text:style-name="T10">ouvre</text:span><text:span text:style-name="T5"> </text:span><text:span text:style-name="T10">le</text:span><text:span text:style-name="T5"> </text:span><text:span text:style-name="T10">fichier</text:span><text:span text:style-name="T5"> </text:span><text:span text:style-name="T10">à</text:span><text:span text:style-name="T5"> </text:span><text:span text:style-name="T10">compresser</text:span><text:span text:style-name="T5"> </text:span><text:span text:style-name="T10">en</text:span><text:span text:style-name="T5"> </text:span><text:span text:style-name="T10">lecture</text:span></text:p>
      <text:p text:style-name="P27"><text:span text:style-name="T5"><text:s text:c="4"/></text:span>FILE<text:span text:style-name="T7">*</text:span><text:span text:style-name="T5"> </text:span><text:span text:style-name="T7">output</text:span><text:span text:style-name="T5"> </text:span><text:span text:style-name="T7">=</text:span><text:span text:style-name="T5"> </text:span>fopen<text:span text:style-name="T7">(sortie,</text:span><text:span text:style-name="T10">"wb"</text:span><text:span text:style-name="T7">);</text:span><text:span text:style-name="T5"> </text:span><text:span text:style-name="T10">//On</text:span><text:span text:style-name="T5"> </text:span><text:span text:style-name="T10">créée</text:span><text:span text:style-name="T5"> </text:span><text:span text:style-name="T10">un</text:span><text:span text:style-name="T5"> </text:span><text:span text:style-name="T10">fichier</text:span><text:span text:style-name="T5"> </text:span><text:span text:style-name="T10">que</text:span><text:span text:style-name="T5"> </text:span><text:span text:style-name="T10">l'on</text:span><text:span text:style-name="T5"> </text:span><text:span text:style-name="T10">met</text:span><text:span text:style-name="T5"> </text:span><text:span text:style-name="T10">à</text:span><text:span text:style-name="T5"> </text:span><text:span text:style-name="T10">taille</text:span><text:span text:style-name="T5"> </text:span><text:span text:style-name="T10">0</text:span></text:p>
      <text:p text:style-name="P27"><text:span text:style-name="T5"><text:s text:c="4"/></text:span><text:span text:style-name="T10">//qui</text:span><text:span text:style-name="T5"> </text:span><text:span text:style-name="T10">va</text:span><text:span text:style-name="T5"> </text:span><text:span text:style-name="T10">être</text:span><text:span text:style-name="T5"> </text:span><text:span text:style-name="T10">le</text:span><text:span text:style-name="T5"> </text:span><text:span text:style-name="T10">résultat</text:span><text:span text:style-name="T5"> </text:span><text:span text:style-name="T10">de</text:span><text:span text:style-name="T5"> </text:span><text:span text:style-name="T10">la</text:span><text:span text:style-name="T5"> </text:span><text:span text:style-name="T10">compression</text:span><text:span text:style-name="T5"> </text:span><text:span text:style-name="T10">du</text:span><text:span text:style-name="T5"> </text:span><text:span text:style-name="T10">ficher</text:span><text:span text:style-name="T5"> </text:span><text:span text:style-name="T10">en</text:span><text:span text:style-name="T5"> </text:span><text:span text:style-name="T10">lecture</text:span></text:p>
      <text:p text:style-name="P27"><text:span text:style-name="T5"><text:s text:c="4"/></text:span><text:span text:style-name="T4">int</text:span><text:span text:style-name="T5"> </text:span><text:span text:style-name="T7">i=</text:span><text:span text:style-name="T13">0</text:span><text:span text:style-name="T7">;</text:span></text:p>
      <text:p text:style-name="P27"><text:span text:style-name="T5"><text:s text:c="8"/></text:span><text:span text:style-name="T4">int</text:span><text:span text:style-name="T5"> </text:span><text:span text:style-name="T7">j=</text:span><text:span text:style-name="T13">0</text:span><text:span text:style-name="T7">;</text:span></text:p>
      <text:p text:style-name="P27"><text:span text:style-name="T5"><text:s text:c="8"/></text:span><text:span text:style-name="T4">char</text:span><text:span text:style-name="T5"> </text:span><text:span text:style-name="T7">word[</text:span><text:span text:style-name="T13">255</text:span><text:span text:style-name="T7">];</text:span></text:p>
      <text:p text:style-name="P27"><text:span text:style-name="T5"><text:s text:c="8"/></text:span><text:span text:style-name="T6">cell</text:span><text:span text:style-name="T7">*</text:span><text:span text:style-name="T5"> </text:span><text:span text:style-name="T7">lst</text:span><text:span text:style-name="T5"> </text:span><text:span text:style-name="T7">=</text:span><text:span text:style-name="T5"> </text:span>NULL<text:span text:style-name="T7">;</text:span></text:p>
      <text:p text:style-name="P27"><text:span text:style-name="T5"><text:s text:c="4"/></text:span><text:span text:style-name="T6">cell</text:span><text:span text:style-name="T7">*</text:span><text:span text:style-name="T5"> </text:span><text:span text:style-name="T7">ponct=</text:span><text:span text:style-name="T5"> </text:span>NULL<text:span text:style-name="T7">;</text:span></text:p>
      <text:p text:style-name="P26"><text:span text:style-name="T5"><text:s text:c="4"/></text:span><text:span text:style-name="T4">int</text:span><text:span text:style-name="T5"> </text:span><text:span text:style-name="T7">c</text:span><text:span text:style-name="T5"> </text:span><text:span text:style-name="T7">=</text:span><text:span text:style-name="T5"> </text:span>fgetc<text:span text:style-name="T7">(file);</text:span><text:span text:style-name="T5"> </text:span><text:span text:style-name="T10">//On</text:span><text:span text:style-name="T5"> </text:span><text:span text:style-name="T10">lit</text:span><text:span text:style-name="T5"> </text:span><text:span text:style-name="T10">le</text:span><text:span text:style-name="T5"> </text:span><text:span text:style-name="T10">premier</text:span><text:span text:style-name="T5"> </text:span><text:span text:style-name="T10">caractère</text:span><text:span text:style-name="T5"> </text:span><text:span text:style-name="T10">du</text:span><text:span text:style-name="T5"> </text:span><text:span text:style-name="T10">fichier</text:span></text:p>
      <text:p text:style-name="P27"><text:span text:style-name="T5"><text:s text:c="4"/></text:span><text:span text:style-name="T10">//On</text:span><text:span text:style-name="T5"> </text:span><text:span text:style-name="T10">va</text:span><text:span text:style-name="T5"> </text:span><text:span text:style-name="T10">continuer</text:span><text:span text:style-name="T5"> </text:span><text:span text:style-name="T10">de</text:span><text:span text:style-name="T5"> </text:span><text:span text:style-name="T10">lire</text:span><text:span text:style-name="T5"> </text:span><text:span text:style-name="T10">le</text:span><text:span text:style-name="T5"> </text:span><text:span text:style-name="T10">fichier</text:span><text:span text:style-name="T5"> </text:span><text:span text:style-name="T10">caractère</text:span><text:span text:style-name="T5"> </text:span><text:span text:style-name="T10">par</text:span><text:span text:style-name="T5"> </text:span><text:span text:style-name="T10">caractère,</text:span></text:p>
      <text:p text:style-name="P27"><text:span text:style-name="T5"><text:s text:c="4"/></text:span><text:span text:style-name="T10">//</text:span><text:span text:style-name="T5"> </text:span><text:span text:style-name="T10">tant</text:span><text:span text:style-name="T5"> </text:span><text:span text:style-name="T10">que</text:span><text:span text:style-name="T5"> </text:span><text:span text:style-name="T10">le</text:span><text:span text:style-name="T5"> </text:span><text:span text:style-name="T10">curseur</text:span><text:span text:style-name="T5"> </text:span><text:span text:style-name="T10">n'arrive</text:span><text:span text:style-name="T5"> </text:span><text:span text:style-name="T10">pas</text:span><text:span text:style-name="T5"> </text:span><text:span text:style-name="T10">à</text:span><text:span text:style-name="T5"> </text:span><text:span text:style-name="T10">la</text:span><text:span text:style-name="T5"> </text:span><text:span text:style-name="T10">fin</text:span><text:span text:style-name="T5"> </text:span><text:span text:style-name="T10">du</text:span><text:span text:style-name="T5"> </text:span><text:span text:style-name="T10">fichier</text:span><text:span text:style-name="T5"> </text:span><text:span text:style-name="T10">(End</text:span><text:span text:style-name="T5"> </text:span><text:span text:style-name="T10">Of</text:span><text:span text:style-name="T5"> </text:span><text:span text:style-name="T10">File)</text:span></text:p>
      <text:p text:style-name="P26"><text:span text:style-name="T5"><text:s text:c="4"/></text:span><text:span text:style-name="T4">while</text:span><text:span text:style-name="T7">(c!=</text:span><text:span text:style-name="T5"> </text:span>EOF<text:span text:style-name="T7">){</text:span></text:p>
      <text:p text:style-name="P27"><text:span text:style-name="T5"><text:s text:c="8"/></text:span><text:span text:style-name="T10">//tant</text:span><text:span text:style-name="T5"> </text:span><text:span text:style-name="T10">que</text:span><text:span text:style-name="T5"> </text:span><text:span text:style-name="T10">c</text:span><text:span text:style-name="T5"> </text:span><text:span text:style-name="T10">est</text:span><text:span text:style-name="T5"> </text:span><text:span text:style-name="T10">un</text:span><text:span text:style-name="T5"> </text:span><text:span text:style-name="T10">caractère</text:span><text:span text:style-name="T5"> </text:span><text:span text:style-name="T10">alphabétique,</text:span><text:span text:style-name="T5"> </text:span><text:span text:style-name="T10">on</text:span><text:span text:style-name="T5"> </text:span><text:span text:style-name="T10">continue</text:span><text:span text:style-name="T5"> </text:span><text:span text:style-name="T10">de</text:span><text:span text:style-name="T5"> </text:span><text:span text:style-name="T10">lire</text:span></text:p>
      <text:p text:style-name="P27"><text:span text:style-name="T5"><text:s text:c="8"/></text:span><text:span text:style-name="T10">//</text:span><text:span text:style-name="T5"> </text:span><text:span text:style-name="T10">la</text:span><text:span text:style-name="T5"> </text:span><text:span text:style-name="T10">suite</text:span><text:span text:style-name="T5"> </text:span><text:span text:style-name="T10">des</text:span><text:span text:style-name="T5"> </text:span><text:span text:style-name="T10">caractères</text:span><text:span text:style-name="T5"> </text:span><text:span text:style-name="T10">jusqu'à</text:span><text:span text:style-name="T5"> </text:span><text:span text:style-name="T10">arriver</text:span><text:span text:style-name="T5"> </text:span><text:span text:style-name="T10">à</text:span><text:span text:style-name="T5"> </text:span><text:span text:style-name="T10">un</text:span><text:span text:style-name="T5"> </text:span><text:span text:style-name="T10">mot</text:span></text:p>
      <text:p text:style-name="P27"><text:span text:style-name="T5"><text:s text:c="8"/></text:span><text:span text:style-name="T4">while</text:span><text:span text:style-name="T7">(isPonctuation(c)){</text:span></text:p>
      <text:p text:style-name="P27"><text:span text:style-name="T5"><text:s text:c="24"/></text:span><text:span text:style-name="T7">word[i]</text:span><text:span text:style-name="T5"> </text:span><text:span text:style-name="T7">=</text:span><text:span text:style-name="T5"> </text:span><text:span text:style-name="T7">c;</text:span></text:p>
      <text:p text:style-name="P27"><text:span text:style-name="T5"><text:s text:c="24"/></text:span><text:span text:style-name="T7">i++;</text:span></text:p>
      <text:p text:style-name="P27"><text:span text:style-name="T5"><text:s text:c="24"/></text:span><text:span text:style-name="T7">c</text:span><text:span text:style-name="T5"> </text:span><text:span text:style-name="T7">=</text:span><text:span text:style-name="T5"> </text:span>fgetc<text:span text:style-name="T7">(file);</text:span></text:p>
      <text:p text:style-name="P27"><text:span text:style-name="T5"><text:s text:c="16"/></text:span><text:span text:style-name="T7">}</text:span></text:p>
      <text:p text:style-name="P27"><text:span text:style-name="T5"><text:s text:c="8"/></text:span><text:span text:style-name="T10">//si</text:span><text:span text:style-name="T5"> </text:span><text:span text:style-name="T10">la</text:span><text:span text:style-name="T5"> </text:span><text:span text:style-name="T10">variable</text:span><text:span text:style-name="T5"> </text:span><text:span text:style-name="T10">i</text:span><text:span text:style-name="T5"> </text:span><text:span text:style-name="T10">est</text:span><text:span text:style-name="T5"> </text:span><text:span text:style-name="T10">&gt;</text:span><text:span text:style-name="T5"> </text:span><text:span text:style-name="T10">0,cela</text:span><text:span text:style-name="T5"> </text:span><text:span text:style-name="T10">veut</text:span><text:span text:style-name="T5"> </text:span><text:span text:style-name="T10">dire</text:span><text:span text:style-name="T5"> </text:span><text:span text:style-name="T10">qu'on</text:span><text:span text:style-name="T5"> </text:span><text:span text:style-name="T10">a</text:span><text:span text:style-name="T5"> </text:span><text:span text:style-name="T10">eu</text:span><text:span text:style-name="T5"> </text:span><text:span text:style-name="T10">une</text:span><text:span text:style-name="T5"> </text:span><text:span text:style-name="T10">suite</text:span><text:span text:style-name="T5"> </text:span><text:span text:style-name="T10">de</text:span><text:span text:style-name="T5"> </text:span><text:span text:style-name="T10">caractères</text:span></text:p>
      <text:p text:style-name="P27"><text:span text:style-name="T5"><text:s text:c="8"/></text:span><text:span text:style-name="T10">//on</text:span><text:span text:style-name="T5"> </text:span><text:span text:style-name="T10">termine</text:span><text:span text:style-name="T5"> </text:span><text:span text:style-name="T10">le</text:span><text:span text:style-name="T5"> </text:span><text:span text:style-name="T10">mot</text:span><text:span text:style-name="T5"> </text:span><text:span text:style-name="T10">avec</text:span><text:span text:style-name="T5"> </text:span><text:span text:style-name="T10">\0</text:span><text:span text:style-name="T5"> </text:span><text:span text:style-name="T10">afin</text:span><text:span text:style-name="T5"> </text:span><text:span text:style-name="T10">de</text:span><text:span text:style-name="T5"> </text:span><text:span text:style-name="T10">dire</text:span><text:span text:style-name="T5"> </text:span><text:span text:style-name="T10">que</text:span><text:span text:style-name="T5"> </text:span><text:span text:style-name="T10">la</text:span><text:span text:style-name="T5"> </text:span><text:span text:style-name="T10">variable</text:span><text:span text:style-name="T5"> </text:span><text:span text:style-name="T10">n'a</text:span><text:span text:style-name="T5"> </text:span><text:span text:style-name="T10">pas</text:span><text:span text:style-name="T5"> </text:span><text:span text:style-name="T10">255</text:span><text:span text:style-name="T5"> </text:span><text:span text:style-name="T10">caractères</text:span></text:p>
      <text:p text:style-name="P27"><text:span text:style-name="T5"><text:s text:c="8"/></text:span><text:span text:style-name="T10">//</text:span><text:span text:style-name="T5"> </text:span><text:span text:style-name="T10">On</text:span><text:span text:style-name="T5"> </text:span><text:span text:style-name="T10">récupère</text:span><text:span text:style-name="T5"> </text:span><text:span text:style-name="T10">le</text:span><text:span text:style-name="T5"> </text:span><text:span text:style-name="T10">mot</text:span><text:span text:style-name="T5"> </text:span><text:span text:style-name="T10">formé</text:span><text:span text:style-name="T5"> </text:span><text:span text:style-name="T10">et</text:span><text:span text:style-name="T5"> </text:span><text:span text:style-name="T10">on</text:span><text:span text:style-name="T5"> </text:span><text:span text:style-name="T10">le</text:span><text:span text:style-name="T5"> </text:span><text:span text:style-name="T10">met</text:span><text:span text:style-name="T5"> </text:span><text:span text:style-name="T10">dans</text:span><text:span text:style-name="T5"> </text:span><text:span text:style-name="T10">la</text:span><text:span text:style-name="T5"> </text:span><text:span text:style-name="T10">liste.</text:span><text:span text:style-name="T5"> </text:span><text:span text:style-name="T10">i</text:span><text:span text:style-name="T5"> </text:span><text:span text:style-name="T10">est</text:span><text:span text:style-name="T5"> </text:span><text:span text:style-name="T10">réinitialisé</text:span><text:span text:style-name="T5"> </text:span><text:span text:style-name="T10">à</text:span><text:span text:style-name="T5"> </text:span><text:span text:style-name="T10">0</text:span></text:p>
      <text:p text:style-name="P27"><text:span text:style-name="T5"><text:s text:c="16"/></text:span><text:span text:style-name="T4">if</text:span><text:span text:style-name="T7">(i){</text:span></text:p>
      <text:p text:style-name="P27"><text:span text:style-name="T5"><text:s text:c="24"/></text:span><text:span text:style-name="T7">word[i]=</text:span><text:span text:style-name="T5"> </text:span><text:span text:style-name="T10">'\0'</text:span><text:span text:style-name="T7">;</text:span></text:p>
      <text:p text:style-name="P27"><text:span text:style-name="T5"><text:s text:c="24"/></text:span><text:span text:style-name="T7">add_word(&amp;lst,output,word);</text:span></text:p>
      <text:p text:style-name="P27"><text:span text:style-name="T5"><text:s text:c="24"/></text:span><text:span text:style-name="T7">i</text:span><text:span text:style-name="T5"> </text:span><text:span text:style-name="T7">=</text:span><text:span text:style-name="T5"> </text:span><text:span text:style-name="T13">0</text:span><text:span text:style-name="T7">;</text:span></text:p>
      <text:p text:style-name="P26"><text:span text:style-name="T5"><text:s text:c="24"/></text:span><text:span text:style-name="T7">}</text:span></text:p>
      <text:p text:style-name="P27"><text:span text:style-name="T5"><text:s text:c="8"/></text:span><text:span text:style-name="T10">//A</text:span><text:span text:style-name="T5"> </text:span><text:span text:style-name="T10">ce</text:span><text:span text:style-name="T5"> </text:span><text:span text:style-name="T10">moment</text:span><text:span text:style-name="T5"> </text:span><text:span text:style-name="T10">c</text:span><text:span text:style-name="T5"> </text:span><text:span text:style-name="T10">n'est</text:span><text:span text:style-name="T5"> </text:span><text:span text:style-name="T10">pas</text:span><text:span text:style-name="T5"> </text:span><text:span text:style-name="T10">alphanumérique,</text:span><text:span text:style-name="T5"> </text:span><text:span text:style-name="T10">on</text:span><text:span text:style-name="T5"> </text:span><text:span text:style-name="T10">continue</text:span><text:span text:style-name="T5"> </text:span><text:span text:style-name="T10">la</text:span><text:span text:style-name="T5"> </text:span><text:span text:style-name="T10">lecture</text:span><text:span text:style-name="T5"> </text:span><text:span text:style-name="T10">char</text:span><text:span text:style-name="T5"> </text:span><text:span text:style-name="T10">par</text:span><text:span text:style-name="T5"> </text:span><text:span text:style-name="T10">char</text:span><text:span text:style-name="T5"> </text:span><text:span text:style-name="T10">jusqu'a</text:span><text:span text:style-name="T5"> </text:span><text:span text:style-name="T10">tomber</text:span><text:span text:style-name="T5"> </text:span><text:span text:style-name="T10">sur</text:span><text:span text:style-name="T5"> </text:span><text:span text:style-name="T10">le</text:span><text:span text:style-name="T5"> </text:span><text:span text:style-name="T10">prochain</text:span><text:span text:style-name="T5"> </text:span><text:span text:style-name="T10">mot</text:span></text:p>
      <text:p text:style-name="P27"><text:span text:style-name="T5"><text:s text:c="8"/></text:span><text:span text:style-name="T4">while</text:span><text:span text:style-name="T7">(!isPonctuation(c)</text:span><text:span text:style-name="T5"> </text:span><text:span text:style-name="T7">&amp;&amp;</text:span><text:span text:style-name="T5"> </text:span><text:span text:style-name="T7">c!=</text:span><text:span text:style-name="T5"> </text:span>EOF<text:span text:style-name="T7">){</text:span></text:p>
      <text:p text:style-name="P27"><text:span text:style-name="T5"><text:s text:c="24"/></text:span><text:span text:style-name="T7">word[j]</text:span><text:span text:style-name="T5"> </text:span><text:span text:style-name="T7">=</text:span><text:span text:style-name="T5"> </text:span><text:span text:style-name="T7">c;</text:span></text:p>
      <text:p text:style-name="P27"><text:span text:style-name="T5"><text:s text:c="24"/></text:span><text:span text:style-name="T7">j++;</text:span></text:p>
      <text:p text:style-name="P27"><text:span text:style-name="T5"><text:s text:c="24"/></text:span><text:span text:style-name="T7">c</text:span><text:span text:style-name="T5"> </text:span><text:span text:style-name="T7">=</text:span><text:span text:style-name="T5"> </text:span>fgetc<text:span text:style-name="T7">(file);</text:span><text:span text:style-name="T5"> <text:s text:c="23"/></text:span></text:p>
      <text:p text:style-name="P27"><text:span text:style-name="T5"><text:s text:c="16"/></text:span><text:span text:style-name="T7">}</text:span></text:p>
      <text:p text:style-name="P27"><text:span text:style-name="T5"><text:s text:c="8"/></text:span><text:span text:style-name="T10">//si</text:span><text:span text:style-name="T5"> </text:span><text:span text:style-name="T10">la</text:span><text:span text:style-name="T5"> </text:span><text:span text:style-name="T10">variable</text:span><text:span text:style-name="T5"> </text:span><text:span text:style-name="T10">j</text:span><text:span text:style-name="T5"> </text:span><text:span text:style-name="T10">est</text:span><text:span text:style-name="T5"> </text:span><text:span text:style-name="T10">&gt;</text:span><text:span text:style-name="T5"> </text:span><text:span text:style-name="T10">0,cela</text:span><text:span text:style-name="T5"> </text:span><text:span text:style-name="T10">veut</text:span><text:span text:style-name="T5"> </text:span><text:span text:style-name="T10">dire</text:span><text:span text:style-name="T5"> </text:span><text:span text:style-name="T10">qu'on</text:span><text:span text:style-name="T5"> </text:span><text:span text:style-name="T10">a</text:span><text:span text:style-name="T5"> </text:span><text:span text:style-name="T10">eu</text:span><text:span text:style-name="T5"> </text:span><text:span text:style-name="T10">une</text:span><text:span text:style-name="T5"> </text:span><text:span text:style-name="T10">suite</text:span><text:span text:style-name="T5"> </text:span><text:span text:style-name="T10">de</text:span><text:span text:style-name="T5"> </text:span><text:span text:style-name="T10">caractères</text:span><text:span text:style-name="T5"> </text:span><text:span text:style-name="T10">de</text:span><text:span text:style-name="T5"> </text:span><text:span text:style-name="T10">ponctuation</text:span></text:p>
      <text:p text:style-name="P27"><text:span text:style-name="T5"><text:s text:c="8"/></text:span><text:span text:style-name="T10">//on</text:span><text:span text:style-name="T5"> </text:span><text:span text:style-name="T10">termine</text:span><text:span text:style-name="T5"> </text:span><text:span text:style-name="T10">le</text:span><text:span text:style-name="T5"> </text:span><text:span text:style-name="T10">mot</text:span><text:span text:style-name="T5"> </text:span><text:span text:style-name="T10">avec</text:span><text:span text:style-name="T5"> </text:span><text:span text:style-name="T10">\0</text:span><text:span text:style-name="T5"> </text:span><text:span text:style-name="T10">afin</text:span><text:span text:style-name="T5"> </text:span><text:span text:style-name="T10">de</text:span><text:span text:style-name="T5"> </text:span><text:span text:style-name="T10">dire</text:span><text:span text:style-name="T5"> </text:span><text:span text:style-name="T10">que</text:span><text:span text:style-name="T5"> </text:span><text:span text:style-name="T10">la</text:span><text:span text:style-name="T5"> </text:span><text:span text:style-name="T10">variable</text:span><text:span text:style-name="T5"> </text:span><text:span text:style-name="T10">n'a</text:span><text:span text:style-name="T5"> </text:span><text:span text:style-name="T10">pas</text:span><text:span text:style-name="T5"> </text:span><text:span text:style-name="T10">255</text:span><text:span text:style-name="T5"> </text:span><text:soft-page-break/><text:span text:style-name="T10">caractères</text:span></text:p>
      <text:p text:style-name="P27"><text:span text:style-name="T5"><text:s text:c="8"/></text:span><text:span text:style-name="T10">//</text:span><text:span text:style-name="T5"> </text:span><text:span text:style-name="T10">On</text:span><text:span text:style-name="T5"> </text:span><text:span text:style-name="T10">récupère</text:span><text:span text:style-name="T5"> </text:span><text:span text:style-name="T10">la</text:span><text:span text:style-name="T5"> </text:span><text:span text:style-name="T10">ponctuation</text:span><text:span text:style-name="T5"> </text:span><text:span text:style-name="T10">formée</text:span><text:span text:style-name="T5"> </text:span><text:span text:style-name="T10">et</text:span><text:span text:style-name="T5"> </text:span><text:span text:style-name="T10">on</text:span><text:span text:style-name="T5"> </text:span><text:span text:style-name="T10">la</text:span><text:span text:style-name="T5"> </text:span><text:span text:style-name="T10">met</text:span><text:span text:style-name="T5"> </text:span><text:span text:style-name="T10">dans</text:span><text:span text:style-name="T5"> </text:span><text:span text:style-name="T10">la</text:span><text:span text:style-name="T5"> </text:span><text:span text:style-name="T10">liste</text:span><text:span text:style-name="T5"> </text:span><text:span text:style-name="T10">dédiée</text:span><text:span text:style-name="T5"> </text:span><text:span text:style-name="T10">à</text:span><text:span text:style-name="T5"> </text:span><text:span text:style-name="T10">la</text:span><text:span text:style-name="T5"> </text:span><text:span text:style-name="T10">ponctuation.</text:span><text:span text:style-name="T5"> </text:span><text:span text:style-name="T10">j</text:span><text:span text:style-name="T5"> </text:span><text:span text:style-name="T10">est</text:span><text:span text:style-name="T5"> </text:span><text:span text:style-name="T10">réinitialisé</text:span><text:span text:style-name="T5"> </text:span><text:span text:style-name="T10">à</text:span><text:span text:style-name="T5"> </text:span><text:span text:style-name="T10">0</text:span></text:p>
      <text:p text:style-name="P27"><text:span text:style-name="T5"><text:s text:c="16"/></text:span><text:span text:style-name="T4">if</text:span><text:span text:style-name="T7">(j){</text:span></text:p>
      <text:p text:style-name="P27"><text:span text:style-name="T5"><text:s text:c="32"/></text:span><text:span text:style-name="T7">word[j]=</text:span><text:span text:style-name="T5"> </text:span><text:span text:style-name="T10">'\0'</text:span><text:span text:style-name="T7">;</text:span></text:p>
      <text:p text:style-name="P27"><text:span text:style-name="T5"><text:s text:c="32"/></text:span><text:span text:style-name="T7">add_</text:span><text:span text:style-name="T8">word</text:span><text:span text:style-name="T7">(&amp;ponct,output,word);</text:span></text:p>
      <text:p text:style-name="P27"><text:span text:style-name="T5"><text:s text:c="32"/></text:span><text:span text:style-name="T7">j=</text:span><text:span text:style-name="T13">0</text:span><text:span text:style-name="T7">;</text:span></text:p>
      <text:p text:style-name="P27"><text:span text:style-name="T5"><text:s text:c="24"/></text:span><text:span text:style-name="T7">}</text:span></text:p>
      <text:p text:style-name="P29"><text:s text:c="16"/></text:p>
      <text:p text:style-name="P27"><text:span text:style-name="T5"><text:s text:c="8"/></text:span><text:span text:style-name="T7">}</text:span></text:p>
      <text:p text:style-name="P27"><text:span text:style-name="T5"><text:s text:c="4"/></text:span><text:span text:style-name="T7">free_cell(&amp;lst);</text:span><text:span text:style-name="T5"> </text:span><text:span text:style-name="T10">//On</text:span><text:span text:style-name="T5"> </text:span><text:span text:style-name="T10">libère</text:span><text:span text:style-name="T5"> </text:span><text:span text:style-name="T10">la</text:span><text:span text:style-name="T5"> </text:span><text:span text:style-name="T10">liste</text:span></text:p>
      <text:p text:style-name="P27"><text:span text:style-name="T5"><text:s text:c="4"/></text:span><text:span text:style-name="T7">free_cell(&amp;ponct);</text:span><text:span text:style-name="T5"> </text:span><text:span text:style-name="T10">//</text:span><text:span text:style-name="T5"> </text:span><text:span text:style-name="T10">On</text:span><text:span text:style-name="T5"> </text:span><text:span text:style-name="T10">libère</text:span><text:span text:style-name="T5"> </text:span><text:span text:style-name="T10">la</text:span><text:span text:style-name="T5"> </text:span><text:span text:style-name="T10">liste</text:span><text:span text:style-name="T5"> </text:span><text:span text:style-name="T10">contenant</text:span><text:span text:style-name="T5"> </text:span><text:span text:style-name="T10">la</text:span><text:span text:style-name="T5"> </text:span><text:span text:style-name="T10">ponctuation</text:span></text:p>
      <text:p text:style-name="P27"><text:span text:style-name="T5"><text:s text:c="4"/></text:span>fclose<text:span text:style-name="T7">(output);</text:span><text:span text:style-name="T5"> </text:span><text:span text:style-name="T10">//On</text:span><text:span text:style-name="T5"> </text:span><text:span text:style-name="T10">ferme</text:span><text:span text:style-name="T5"> </text:span><text:span text:style-name="T10">le</text:span><text:span text:style-name="T5"> </text:span><text:span text:style-name="T10">fichier</text:span><text:span text:style-name="T5"> </text:span><text:span text:style-name="T10">compressé</text:span></text:p>
      <text:p text:style-name="P27"><text:span text:style-name="T5"><text:s text:c="4"/></text:span>fclose<text:span text:style-name="T7">(file);</text:span><text:span text:style-name="T5"> </text:span><text:span text:style-name="T10">//On</text:span><text:span text:style-name="T5"> </text:span><text:span text:style-name="T10">ferme</text:span><text:span text:style-name="T5"> </text:span><text:span text:style-name="T10">le</text:span><text:span text:style-name="T5"> </text:span><text:span text:style-name="T10">fichier</text:span><text:span text:style-name="T5"> </text:span><text:span text:style-name="T10">qui</text:span><text:span text:style-name="T5"> </text:span><text:span text:style-name="T10">a</text:span><text:span text:style-name="T5"> </text:span><text:span text:style-name="T10">servi</text:span><text:span text:style-name="T5"> </text:span><text:span text:style-name="T10">à</text:span><text:span text:style-name="T5"> </text:span><text:span text:style-name="T10">la</text:span><text:span text:style-name="T5"> </text:span><text:span text:style-name="T10">compression</text:span></text:p>
      <text:p text:style-name="P28">}</text:p>
      <text:p text:style-name="P16"/>
      <text:p text:style-name="P19">La fonction add_word prend en paramètre la <text:span text:style-name="T14">liste chaînée qui contient les mots, le fichier qui va représenté la compression et <text:s/>le mot qui va être traité.</text:span></text:p>
      <text:p text:style-name="P19"/>
      <text:p text:style-name="P24"><text:span text:style-name="T4">void</text:span><text:span text:style-name="T5"> </text:span><text:span text:style-name="T7">add_word(</text:span><text:span text:style-name="T6">cell</text:span><text:span text:style-name="T7">*</text:span><text:span text:style-name="T5"> </text:span><text:span text:style-name="T7">*lst,</text:span>FILE<text:span text:style-name="T7">*</text:span><text:span text:style-name="T5"> </text:span><text:span text:style-name="T7">file,</text:span><text:span text:style-name="T5"> </text:span><text:span text:style-name="T4">char</text:span><text:span text:style-name="T5"> </text:span><text:span text:style-name="T7">word[]){</text:span></text:p>
      <text:p text:style-name="P27"><text:span text:style-name="T5"><text:s text:c="8"/></text:span><text:span text:style-name="T6">cell</text:span><text:span text:style-name="T7">*</text:span><text:span text:style-name="T5"> </text:span><text:span text:style-name="T7">tmp</text:span><text:span text:style-name="T5"> </text:span><text:span text:style-name="T7">=</text:span><text:span text:style-name="T5"> </text:span><text:span text:style-name="T7">*lst;</text:span></text:p>
      <text:p text:style-name="P27"><text:span text:style-name="T5"><text:s text:c="4"/></text:span><text:span text:style-name="T4">short</text:span><text:span text:style-name="T5"> </text:span><text:span text:style-name="T7">pos</text:span><text:span text:style-name="T5"> </text:span><text:span text:style-name="T7">=</text:span><text:span text:style-name="T5"> </text:span><text:span text:style-name="T7">find_word((*lst),word);</text:span><text:span text:style-name="T5"> </text:span><text:span text:style-name="T10">//On</text:span><text:span text:style-name="T5"> </text:span><text:span text:style-name="T10">récupère</text:span><text:span text:style-name="T5"> </text:span><text:span text:style-name="T10">la</text:span><text:span text:style-name="T5"> </text:span><text:span text:style-name="T10">position</text:span><text:span text:style-name="T5"> </text:span><text:span text:style-name="T10">du</text:span><text:span text:style-name="T5"> </text:span><text:span text:style-name="T10">mot</text:span></text:p>
      <text:p text:style-name="P27"><text:span text:style-name="T5"><text:s text:c="4"/></text:span><text:span text:style-name="T4">char</text:span><text:span text:style-name="T5"> </text:span><text:span text:style-name="T7">len</text:span><text:span text:style-name="T5"> </text:span><text:span text:style-name="T7">=</text:span><text:span text:style-name="T5"> </text:span>strlen<text:span text:style-name="T7">(word);</text:span><text:span text:style-name="T5"> </text:span><text:span text:style-name="T10">//On</text:span><text:span text:style-name="T5"> </text:span><text:span text:style-name="T10">récupère</text:span><text:span text:style-name="T5"> </text:span><text:span text:style-name="T10">la</text:span><text:span text:style-name="T5"> </text:span><text:span text:style-name="T10">taille</text:span><text:span text:style-name="T5"> </text:span><text:span text:style-name="T10">du</text:span><text:span text:style-name="T5"> </text:span><text:span text:style-name="T10">mot</text:span></text:p>
      <text:p text:style-name="P26"><text:span text:style-name="T5"><text:s text:c="4"/></text:span><text:span text:style-name="T6">cell</text:span><text:span text:style-name="T7">*</text:span><text:span text:style-name="T5"> </text:span><text:span text:style-name="T7">found_word</text:span><text:span text:style-name="T5"> </text:span><text:span text:style-name="T7">=</text:span><text:span text:style-name="T5"> </text:span>NULL<text:span text:style-name="T7">;</text:span></text:p>
      <text:p text:style-name="P27"><text:span text:style-name="T5"><text:s text:c="4"/></text:span><text:span text:style-name="T4">if</text:span><text:span text:style-name="T7">(*lst</text:span><text:span text:style-name="T5"> </text:span><text:span text:style-name="T7">==</text:span><text:span text:style-name="T5"> </text:span>NULL<text:span text:style-name="T7">){</text:span><text:span text:style-name="T5"> </text:span><text:span text:style-name="T10">//</text:span><text:span text:style-name="T5"> </text:span><text:span text:style-name="T10">SI</text:span><text:span text:style-name="T5"> </text:span><text:span text:style-name="T10">la</text:span><text:span text:style-name="T5"> </text:span><text:span text:style-name="T10">liste</text:span><text:span text:style-name="T5"> </text:span><text:span text:style-name="T10">est</text:span><text:span text:style-name="T5"> </text:span><text:span text:style-name="T10">vide,</text:span><text:span text:style-name="T5"> </text:span><text:span text:style-name="T10">on</text:span><text:span text:style-name="T5"> </text:span><text:span text:style-name="T10">alloue</text:span><text:span text:style-name="T5"> </text:span><text:span text:style-name="T10">la</text:span><text:span text:style-name="T5"> </text:span><text:span text:style-name="T10">première</text:span><text:span text:style-name="T5"> </text:span><text:span text:style-name="T10">cellule</text:span><text:span text:style-name="T5"> </text:span><text:span text:style-name="T10">de</text:span><text:span text:style-name="T5"> </text:span><text:span text:style-name="T10">la</text:span><text:span text:style-name="T5"> </text:span><text:span text:style-name="T10">liste</text:span></text:p>
      <text:p text:style-name="P27"><text:span text:style-name="T5"><text:s text:c="16"/></text:span><text:span text:style-name="T7">(*lst)</text:span><text:span text:style-name="T5"> </text:span><text:span text:style-name="T7">=</text:span><text:span text:style-name="T5"> </text:span><text:span text:style-name="T7">allocate_cell(word);</text:span></text:p>
      <text:p text:style-name="P27"><text:span text:style-name="T5"><text:s text:c="8"/></text:span><text:span text:style-name="T10">//Dans</text:span><text:span text:style-name="T5"> </text:span><text:span text:style-name="T10">le</text:span><text:span text:style-name="T5"> </text:span><text:span text:style-name="T10">fichier</text:span><text:span text:style-name="T5"> </text:span><text:span text:style-name="T10">qui</text:span><text:span text:style-name="T5"> </text:span><text:span text:style-name="T10">va</text:span><text:span text:style-name="T5"> </text:span><text:span text:style-name="T10">être</text:span><text:span text:style-name="T5"> </text:span><text:span text:style-name="T10">le</text:span><text:span text:style-name="T5"> </text:span><text:span text:style-name="T10">résultat</text:span><text:span text:style-name="T5"> </text:span><text:span text:style-name="T10">de</text:span><text:span text:style-name="T5"> </text:span><text:span text:style-name="T10">la</text:span><text:span text:style-name="T5"> </text:span><text:span text:style-name="T10">compression</text:span><text:span text:style-name="T5"> </text:span><text:span text:style-name="T10">:</text:span></text:p>
      <text:p text:style-name="P27"><text:span text:style-name="T5"><text:s text:c="8"/></text:span>fwrite<text:span text:style-name="T7">(&amp;pos,</text:span><text:span text:style-name="T4">sizeof</text:span><text:span text:style-name="T7">(</text:span><text:span text:style-name="T4">short</text:span><text:span text:style-name="T7">),</text:span><text:span text:style-name="T13">1</text:span><text:span text:style-name="T7">,file);</text:span><text:span text:style-name="T5"> </text:span><text:span text:style-name="T10">//</text:span><text:span text:style-name="T5"> </text:span><text:span text:style-name="T10">On</text:span><text:span text:style-name="T5"> </text:span><text:span text:style-name="T10">écrit</text:span><text:span text:style-name="T5"> </text:span><text:span text:style-name="T10">la</text:span><text:span text:style-name="T5"> </text:span><text:span text:style-name="T10">position</text:span><text:span text:style-name="T5"> </text:span><text:span text:style-name="T10">du</text:span><text:span text:style-name="T5"> </text:span><text:span text:style-name="T10">mot</text:span><text:span text:style-name="T5"> </text:span><text:span text:style-name="T10">sous</text:span><text:span text:style-name="T5"> </text:span><text:span text:style-name="T10">forme</text:span><text:span text:style-name="T5"> </text:span><text:span text:style-name="T10">d'octets</text:span></text:p>
      <text:p text:style-name="P27"><text:span text:style-name="T5"><text:s text:c="8"/></text:span>fwrite<text:span text:style-name="T7">(&amp;len,</text:span><text:span text:style-name="T4">sizeof</text:span><text:span text:style-name="T7">(</text:span><text:span text:style-name="T4">char</text:span><text:span text:style-name="T7">),</text:span><text:span text:style-name="T13">1</text:span><text:span text:style-name="T7">,file);</text:span><text:span text:style-name="T5"> </text:span><text:span text:style-name="T10">//</text:span><text:span text:style-name="T5"> </text:span><text:span text:style-name="T10">On</text:span><text:span text:style-name="T5"> </text:span><text:span text:style-name="T10">écrit</text:span><text:span text:style-name="T5"> </text:span><text:span text:style-name="T10">la</text:span><text:span text:style-name="T5"> </text:span><text:span text:style-name="T10">taille</text:span><text:span text:style-name="T5"> </text:span><text:span text:style-name="T10">du</text:span><text:span text:style-name="T5"> </text:span><text:span text:style-name="T10">mot</text:span><text:span text:style-name="T5"> </text:span><text:span text:style-name="T10">sous</text:span><text:span text:style-name="T5"> </text:span><text:span text:style-name="T10">forme</text:span><text:span text:style-name="T5"> </text:span><text:span text:style-name="T10">d'octets</text:span></text:p>
      <text:p text:style-name="P27"><text:span text:style-name="T5"><text:s text:c="8"/></text:span>fwrite<text:span text:style-name="T7">(word,</text:span><text:span text:style-name="T4">sizeof</text:span><text:span text:style-name="T7">(</text:span><text:span text:style-name="T4">char</text:span><text:span text:style-name="T7">),len,file);</text:span><text:span text:style-name="T5"> </text:span><text:span text:style-name="T10">//</text:span><text:span text:style-name="T5"> </text:span><text:span text:style-name="T10">On</text:span><text:span text:style-name="T5"> </text:span><text:span text:style-name="T10">écrit</text:span><text:span text:style-name="T5"> </text:span><text:span text:style-name="T10">le</text:span><text:span text:style-name="T5"> </text:span><text:span text:style-name="T10">mot</text:span><text:span text:style-name="T5"> </text:span><text:span text:style-name="T10">sous</text:span><text:span text:style-name="T5"> </text:span><text:span text:style-name="T10">forme</text:span><text:span text:style-name="T5"> </text:span><text:span text:style-name="T10">d'octets</text:span></text:p>
      <text:p text:style-name="P27"><text:span text:style-name="T5"><text:s text:c="8"/></text:span><text:span text:style-name="T4">return</text:span><text:span text:style-name="T7">;</text:span><text:span text:style-name="T5"> </text:span><text:span text:style-name="T10">//On</text:span><text:span text:style-name="T5"> </text:span><text:span text:style-name="T10">termine</text:span><text:span text:style-name="T5"> </text:span><text:span text:style-name="T10">l'éxècution</text:span><text:span text:style-name="T5"> </text:span><text:span text:style-name="T10">de</text:span><text:span text:style-name="T5"> </text:span><text:span text:style-name="T10">la</text:span><text:span text:style-name="T5"> </text:span><text:span text:style-name="T10">méthode</text:span></text:p>
      <text:p text:style-name="P26"><text:span text:style-name="T5"><text:s text:c="8"/></text:span><text:span text:style-name="T7">}</text:span></text:p>
      <text:p text:style-name="P27"><text:span text:style-name="T5"><text:s text:c="8"/></text:span><text:span text:style-name="T4">if</text:span><text:span text:style-name="T7">(pos</text:span><text:span text:style-name="T5"> </text:span><text:span text:style-name="T7">==</text:span><text:span text:style-name="T5"> </text:span><text:span text:style-name="T13">0</text:span><text:span text:style-name="T7">){</text:span></text:p>
      <text:p text:style-name="P27"><text:span text:style-name="T5"><text:s text:c="8"/></text:span><text:span text:style-name="T6">cell</text:span><text:span text:style-name="T5"> </text:span><text:span text:style-name="T7">*</text:span><text:span text:style-name="T5"> </text:span><text:span text:style-name="T7">new_cell</text:span><text:span text:style-name="T5"> </text:span><text:span text:style-name="T7">=</text:span><text:span text:style-name="T5"> </text:span><text:span text:style-name="T7">allocate_cell(word);</text:span><text:span text:style-name="T5"> </text:span><text:span text:style-name="T10">//SI</text:span><text:span text:style-name="T5"> </text:span><text:span text:style-name="T10">le</text:span><text:span text:style-name="T5"> </text:span><text:span text:style-name="T10">mot</text:span><text:span text:style-name="T5"> </text:span><text:span text:style-name="T10">n'a</text:span><text:span text:style-name="T5"> </text:span><text:span text:style-name="T10">pas</text:span><text:span text:style-name="T5"> </text:span><text:span text:style-name="T10">été</text:span><text:span text:style-name="T5"> </text:span><text:span text:style-name="T10">trouvé</text:span><text:span text:style-name="T5"> </text:span><text:span text:style-name="T10">dans</text:span><text:span text:style-name="T5"> </text:span><text:span text:style-name="T10">la</text:span><text:span text:style-name="T5"> </text:span><text:span text:style-name="T10">liste</text:span><text:span text:style-name="T5"> </text:span><text:span text:style-name="T10">on</text:span><text:span text:style-name="T5"> </text:span><text:span text:style-name="T10">va</text:span><text:span text:style-name="T5"> </text:span><text:span text:style-name="T10">l'inséré</text:span><text:span text:style-name="T5"> </text:span><text:span text:style-name="T10">en</text:span><text:span text:style-name="T5"> </text:span><text:span text:style-name="T10">fin</text:span><text:span text:style-name="T5"> </text:span><text:span text:style-name="T10">de</text:span><text:span text:style-name="T5"> </text:span><text:span text:style-name="T10">liste</text:span></text:p>
      <text:p text:style-name="P27"><text:span text:style-name="T5"><text:s text:c="16"/></text:span><text:span text:style-name="T4">while</text:span><text:span text:style-name="T5"> </text:span><text:span text:style-name="T7">(tmp-&gt;</text:span><text:span text:style-name="T9">next</text:span><text:span text:style-name="T5"> </text:span><text:span text:style-name="T7">!=</text:span><text:span text:style-name="T5"> </text:span>NULL<text:span text:style-name="T7">){</text:span></text:p>
      <text:p text:style-name="P27"><text:span text:style-name="T5"><text:s text:c="12"/></text:span><text:span text:style-name="T7">tmp</text:span><text:span text:style-name="T5"> </text:span><text:span text:style-name="T7">=</text:span><text:span text:style-name="T5"> </text:span><text:span text:style-name="T7">tmp-&gt;</text:span><text:span text:style-name="T9">next</text:span><text:span text:style-name="T7">;</text:span></text:p>
      <text:p text:style-name="P27"><text:span text:style-name="T5"><text:s text:c="16"/></text:span><text:span text:style-name="T7">}</text:span></text:p>
      <text:p text:style-name="P27"><text:span text:style-name="T5"><text:s text:c="8"/></text:span><text:span text:style-name="T10">//Dans</text:span><text:span text:style-name="T5"> </text:span><text:span text:style-name="T10">le</text:span><text:span text:style-name="T5"> </text:span><text:span text:style-name="T10">fichier</text:span><text:span text:style-name="T5"> </text:span><text:span text:style-name="T10">qui</text:span><text:span text:style-name="T5"> </text:span><text:span text:style-name="T10">va</text:span><text:span text:style-name="T5"> </text:span><text:span text:style-name="T10">être</text:span><text:span text:style-name="T5"> </text:span><text:span text:style-name="T10">le</text:span><text:span text:style-name="T5"> </text:span><text:span text:style-name="T10">résultat</text:span><text:span text:style-name="T5"> </text:span><text:span text:style-name="T10">de</text:span><text:span text:style-name="T5"> </text:span><text:span text:style-name="T10">la</text:span><text:span text:style-name="T5"> </text:span><text:span text:style-name="T10">compression</text:span><text:span text:style-name="T5"> </text:span><text:span text:style-name="T10">:</text:span></text:p>
      <text:p text:style-name="P27"><text:span text:style-name="T5"><text:s text:c="8"/></text:span>fwrite<text:span text:style-name="T7">(&amp;pos,</text:span><text:span text:style-name="T4">sizeof</text:span><text:span text:style-name="T7">(</text:span><text:span text:style-name="T4">short</text:span><text:span text:style-name="T7">),</text:span><text:span text:style-name="T13">1</text:span><text:span text:style-name="T7">,file);</text:span><text:span text:style-name="T5"> </text:span><text:span text:style-name="T10">//</text:span><text:span text:style-name="T5"> </text:span><text:span text:style-name="T10">On</text:span><text:span text:style-name="T5"> </text:span><text:span text:style-name="T10">écrit</text:span><text:span text:style-name="T5"> </text:span><text:span text:style-name="T10">la</text:span><text:span text:style-name="T5"> </text:span><text:span text:style-name="T10">position</text:span><text:span text:style-name="T5"> </text:span><text:span text:style-name="T10">du</text:span><text:span text:style-name="T5"> </text:span><text:span text:style-name="T10">mot</text:span><text:span text:style-name="T5"> </text:span><text:span text:style-name="T10">sous</text:span><text:span text:style-name="T5"> </text:span><text:span text:style-name="T10">forme</text:span><text:span text:style-name="T5"> </text:span><text:span text:style-name="T10">d'octets</text:span></text:p>
      <text:p text:style-name="P27"><text:span text:style-name="T5"><text:s text:c="8"/></text:span>fwrite<text:span text:style-name="T7">(&amp;len,</text:span><text:span text:style-name="T4">sizeof</text:span><text:span text:style-name="T7">(</text:span><text:span text:style-name="T4">char</text:span><text:span text:style-name="T7">),</text:span><text:span text:style-name="T13">1</text:span><text:span text:style-name="T7">,file);</text:span><text:span text:style-name="T5"> </text:span><text:span text:style-name="T10">//</text:span><text:span text:style-name="T5"> </text:span><text:span text:style-name="T10">On</text:span><text:span text:style-name="T5"> </text:span><text:span text:style-name="T10">écrit</text:span><text:span text:style-name="T5"> </text:span><text:span text:style-name="T10">la</text:span><text:span text:style-name="T5"> </text:span><text:span text:style-name="T10">taille</text:span><text:span text:style-name="T5"> </text:span><text:span text:style-name="T10">du</text:span><text:span text:style-name="T5"> </text:span><text:span text:style-name="T10">mot</text:span><text:span text:style-name="T5"> </text:span><text:span text:style-name="T10">sous</text:span><text:span text:style-name="T5"> </text:span><text:span text:style-name="T10">forme</text:span><text:span text:style-name="T5"> </text:span><text:span text:style-name="T10">d'octets</text:span></text:p>
      <text:p text:style-name="P27"><text:span text:style-name="T5"><text:s text:c="8"/></text:span>fwrite<text:span text:style-name="T7">(word,</text:span><text:span text:style-name="T4">sizeof</text:span><text:span text:style-name="T7">(</text:span><text:span text:style-name="T4">char</text:span><text:span text:style-name="T7">),len,file);</text:span><text:span text:style-name="T5"> </text:span><text:span text:style-name="T10">//</text:span><text:span text:style-name="T5"> </text:span><text:span text:style-name="T10">On</text:span><text:span text:style-name="T5"> </text:span><text:span text:style-name="T10">écrit</text:span><text:span text:style-name="T5"> </text:span><text:span text:style-name="T10">le</text:span><text:span text:style-name="T5"> </text:span><text:span text:style-name="T10">mot</text:span><text:span text:style-name="T5"> </text:span><text:span text:style-name="T10">sous</text:span><text:span text:style-name="T5"> </text:span><text:span text:style-name="T10">forme</text:span><text:span text:style-name="T5"> </text:span><text:span text:style-name="T10">d'octets</text:span></text:p>
      <text:p text:style-name="P27"><text:span text:style-name="T5"><text:s text:c="8"/></text:span><text:span text:style-name="T7">tmp-&gt;</text:span><text:span text:style-name="T9">next</text:span><text:span text:style-name="T5"> </text:span><text:span text:style-name="T7">=</text:span><text:span text:style-name="T5"> </text:span><text:span text:style-name="T7">new_cell;</text:span><text:span text:style-name="T5"> </text:span><text:span text:style-name="T10">//On</text:span><text:span text:style-name="T5"> </text:span><text:span text:style-name="T10">insère</text:span><text:span text:style-name="T5"> </text:span><text:span text:style-name="T10">la</text:span><text:span text:style-name="T5"> </text:span><text:span text:style-name="T10">cellule</text:span><text:span text:style-name="T5"> </text:span><text:span text:style-name="T10">créée</text:span><text:span text:style-name="T5"> </text:span><text:span text:style-name="T10">en</text:span><text:span text:style-name="T5"> </text:span><text:span text:style-name="T10">fin</text:span><text:span text:style-name="T5"> </text:span><text:span text:style-name="T10">de</text:span><text:span text:style-name="T5"> </text:span><text:span text:style-name="T10">liste</text:span></text:p>
      <text:p text:style-name="P27"><text:span text:style-name="T5"><text:s text:c="8"/></text:span><text:span text:style-name="T4">return</text:span><text:span text:style-name="T7">;</text:span><text:span text:style-name="T10">//</text:span><text:span text:style-name="T5"> </text:span><text:span text:style-name="T10">On</text:span><text:span text:style-name="T5"> </text:span><text:span text:style-name="T10">termine</text:span><text:span text:style-name="T5"> </text:span><text:span text:style-name="T10">l'éxècution</text:span><text:span text:style-name="T5"> </text:span><text:span text:style-name="T10">de</text:span><text:span text:style-name="T5"> </text:span><text:span text:style-name="T10">la</text:span><text:span text:style-name="T5"> </text:span><text:span text:style-name="T10">méthode</text:span></text:p>
      <text:p text:style-name="P26"><text:span text:style-name="T5"><text:s text:c="8"/></text:span><text:span text:style-name="T7">}</text:span></text:p>
      <text:p text:style-name="P27"><text:span text:style-name="T5"><text:s text:c="4"/></text:span><text:span text:style-name="T10">//Si</text:span><text:span text:style-name="T5"> </text:span><text:span text:style-name="T10">la</text:span><text:span text:style-name="T5"> </text:span><text:span text:style-name="T10">liste</text:span><text:span text:style-name="T5"> </text:span><text:span text:style-name="T10">n'est</text:span><text:span text:style-name="T5"> </text:span><text:span text:style-name="T10">pas</text:span><text:span text:style-name="T5"> </text:span><text:span text:style-name="T10">vide</text:span><text:span text:style-name="T5"> </text:span><text:span text:style-name="T10">et</text:span><text:span text:style-name="T5"> </text:span><text:span text:style-name="T10">que</text:span><text:span text:style-name="T5"> </text:span><text:span text:style-name="T10">le</text:span><text:span text:style-name="T5"> </text:span><text:span text:style-name="T10">mot</text:span><text:span text:style-name="T5"> </text:span><text:span text:style-name="T10">existe</text:span><text:span text:style-name="T5"> </text:span><text:span text:style-name="T10">dans</text:span><text:span text:style-name="T5"> </text:span><text:span text:style-name="T10">la</text:span><text:span text:style-name="T5"> </text:span><text:span text:style-name="T10">liste</text:span></text:p>
      <text:p text:style-name="P27"><text:soft-page-break/><text:span text:style-name="T5"><text:s text:c="4"/></text:span><text:span text:style-name="T10">//On</text:span><text:span text:style-name="T5"> </text:span><text:span text:style-name="T10">écrit</text:span><text:span text:style-name="T5"> </text:span><text:span text:style-name="T10">la</text:span><text:span text:style-name="T5"> </text:span><text:span text:style-name="T10">position</text:span><text:span text:style-name="T5"> </text:span><text:span text:style-name="T10">du</text:span><text:span text:style-name="T5"> </text:span><text:span text:style-name="T10">mot</text:span><text:span text:style-name="T5"> </text:span><text:span text:style-name="T10">dans</text:span><text:span text:style-name="T5"> </text:span><text:span text:style-name="T10">la</text:span><text:span text:style-name="T5"> </text:span><text:span text:style-name="T10">liste,</text:span><text:span text:style-name="T5"> </text:span><text:span text:style-name="T10">sa</text:span><text:span text:style-name="T5"> </text:span><text:span text:style-name="T10">position</text:span><text:span text:style-name="T5"> </text:span><text:span text:style-name="T10">nous</text:span><text:span text:style-name="T5"> </text:span><text:span text:style-name="T10">servira</text:span><text:span text:style-name="T5"> </text:span><text:span text:style-name="T10">à</text:span><text:span text:style-name="T5"> </text:span><text:span text:style-name="T10">le</text:span><text:span text:style-name="T5"> </text:span><text:span text:style-name="T10">retrouver</text:span></text:p>
      <text:p text:style-name="P27"><text:span text:style-name="T5"><text:s text:c="8"/></text:span>fwrite<text:span text:style-name="T7">(&amp;pos,</text:span><text:span text:style-name="T4">sizeof</text:span><text:span text:style-name="T7">(</text:span><text:span text:style-name="T4">short</text:span><text:span text:style-name="T7">),</text:span><text:span text:style-name="T13">1</text:span><text:span text:style-name="T7">,file);</text:span></text:p>
      <text:p text:style-name="P27"><text:span text:style-name="T5"><text:s text:c="4"/></text:span><text:span text:style-name="T10">//found_word</text:span><text:span text:style-name="T5"> </text:span><text:span text:style-name="T10">=</text:span><text:span text:style-name="T5"> </text:span><text:span text:style-name="T10">extract_cell(lst,word);</text:span></text:p>
      <text:p text:style-name="P27"><text:span text:style-name="T5"><text:s text:c="8"/></text:span><text:span text:style-name="T4">if</text:span><text:span text:style-name="T7">(pos</text:span><text:span text:style-name="T5"> </text:span><text:span text:style-name="T7">&gt;</text:span><text:span text:style-name="T5"> </text:span><text:span text:style-name="T13">1</text:span><text:span text:style-name="T7">){</text:span></text:p>
      <text:p text:style-name="P27"><text:span text:style-name="T5"><text:s text:c="8"/></text:span><text:span text:style-name="T7">found_word</text:span><text:span text:style-name="T5"> </text:span><text:span text:style-name="T7">=</text:span><text:span text:style-name="T5"> </text:span><text:span text:style-name="T7">extract_cell(lst,word);</text:span><text:span text:style-name="T5"> </text:span><text:span text:style-name="T10">//</text:span><text:span text:style-name="T5"> </text:span><text:span text:style-name="T10">Si</text:span><text:span text:style-name="T5"> </text:span><text:span text:style-name="T10">il</text:span><text:span text:style-name="T5"> </text:span><text:span text:style-name="T10">y</text:span><text:span text:style-name="T5"> </text:span><text:span text:style-name="T10">a</text:span><text:span text:style-name="T5"> </text:span><text:span text:style-name="T10">plus</text:span><text:span text:style-name="T5"> </text:span><text:span text:style-name="T10">d'une</text:span><text:span text:style-name="T5"> </text:span><text:span text:style-name="T10">occurences</text:span><text:span text:style-name="T5"> </text:span><text:span text:style-name="T10">dans</text:span><text:span text:style-name="T5"> </text:span><text:span text:style-name="T10">la</text:span><text:span text:style-name="T5"> </text:span><text:span text:style-name="T10">liste</text:span><text:span text:style-name="T5"> </text:span><text:span text:style-name="T10">en</text:span><text:span text:style-name="T5"> </text:span><text:span text:style-name="T10">plus</text:span><text:span text:style-name="T5"> </text:span><text:span text:style-name="T10">de</text:span><text:span text:style-name="T5"> </text:span><text:span text:style-name="T10">du</text:span><text:span text:style-name="T5"> </text:span><text:span text:style-name="T10">mot</text:span></text:p>
      <text:p text:style-name="P27"><text:span text:style-name="T5"><text:s text:c="8"/></text:span><text:span text:style-name="T10">//</text:span><text:span text:style-name="T5"> </text:span><text:span text:style-name="T10">On</text:span><text:span text:style-name="T5"> </text:span><text:span text:style-name="T10">met</text:span><text:span text:style-name="T5"> </text:span><text:span text:style-name="T10">la</text:span><text:span text:style-name="T5"> </text:span><text:span text:style-name="T10">cellule</text:span><text:span text:style-name="T5"> </text:span><text:span text:style-name="T10">en</text:span><text:span text:style-name="T5"> </text:span><text:span text:style-name="T10">tête</text:span><text:span text:style-name="T5"> </text:span><text:span text:style-name="T10">de</text:span><text:span text:style-name="T5"> </text:span><text:span text:style-name="T10">liste</text:span><text:span text:style-name="T5"> </text:span><text:span text:style-name="T10">et</text:span><text:span text:style-name="T5"> </text:span><text:span text:style-name="T10">on</text:span><text:span text:style-name="T5"> </text:span><text:span text:style-name="T10">attache</text:span><text:span text:style-name="T5"> </text:span><text:span text:style-name="T10">la</text:span><text:span text:style-name="T5"> </text:span><text:span text:style-name="T10">cellule</text:span><text:span text:style-name="T5"> </text:span><text:span text:style-name="T10">à</text:span><text:span text:style-name="T5"> </text:span><text:span text:style-name="T10">la</text:span><text:span text:style-name="T5"> </text:span><text:span text:style-name="T10">liste</text:span></text:p>
      <text:p text:style-name="P27"><text:span text:style-name="T5"><text:s text:c="8"/></text:span><text:span text:style-name="T7">(*lst)</text:span><text:span text:style-name="T5"> </text:span><text:span text:style-name="T7">=</text:span><text:span text:style-name="T5"> </text:span><text:span text:style-name="T7">found_word;</text:span><text:span text:style-name="T5"> </text:span><text:span text:style-name="T10">//</text:span></text:p>
      <text:p text:style-name="P27"><text:span text:style-name="T5"><text:s text:c="8"/></text:span><text:span text:style-name="T7">(*lst)-&gt;</text:span><text:span text:style-name="T9">next</text:span><text:span text:style-name="T5"> </text:span><text:span text:style-name="T7">=</text:span><text:span text:style-name="T5"> </text:span><text:span text:style-name="T7">tmp;</text:span><text:span text:style-name="T10">//</text:span></text:p>
      <text:p text:style-name="P27"><text:span text:style-name="T5"><text:s text:c="8"/></text:span><text:span text:style-name="T7">tmp</text:span><text:span text:style-name="T5"> </text:span><text:span text:style-name="T7">=</text:span><text:span text:style-name="T5"> </text:span>NULL<text:span text:style-name="T7">;</text:span><text:span text:style-name="T10">//</text:span></text:p>
      <text:p text:style-name="P27"><text:span text:style-name="T5"><text:s text:c="8"/></text:span><text:span text:style-name="T7">}</text:span></text:p>
      <text:p text:style-name="P28">}</text:p>
      <text:p text:style-name="P19"/>
      <text:p text:style-name="P9">Décompression</text:p>
      <text:p text:style-name="P9"/>
      <text:p text:style-name="P18">Pour effectuer la <text:span text:style-name="T15">dé</text:span>compression, on exécute la méthode <text:span text:style-name="T16">un</text:span>coding qui prend en paramètre le nom du fichier <text:span text:style-name="T17">est </text:span>compressé et le nom de fichier qui va être le résultat de la <text:span text:style-name="T17">dé</text:span>compression.</text:p>
      <text:p text:style-name="P9"/>
      <text:p text:style-name="P25"><text:span text:style-name="T4">void</text:span><text:span text:style-name="T5"> </text:span><text:span text:style-name="T7">uncoding(</text:span><text:span text:style-name="T4">char</text:span><text:span text:style-name="T7">*</text:span><text:span text:style-name="T5"> </text:span><text:span text:style-name="T7">entrer,</text:span><text:span text:style-name="T4">char</text:span><text:span text:style-name="T7">*</text:span><text:span text:style-name="T5"> </text:span><text:span text:style-name="T7">sortie){</text:span></text:p>
      <text:p text:style-name="P27"><text:span text:style-name="T5"><text:s text:c="4"/></text:span>FILE<text:span text:style-name="T7">*</text:span><text:span text:style-name="T5"> </text:span><text:span text:style-name="T7">file</text:span><text:span text:style-name="T5"> </text:span><text:span text:style-name="T7">=</text:span><text:span text:style-name="T5"> </text:span>fopen<text:span text:style-name="T7">(entrer,</text:span><text:span text:style-name="T10">"rb"</text:span><text:span text:style-name="T7">);</text:span><text:span text:style-name="T5"> </text:span><text:span text:style-name="T10">//On</text:span><text:span text:style-name="T5"> </text:span><text:span text:style-name="T10">ouvre</text:span><text:span text:style-name="T5"> </text:span><text:span text:style-name="T10">le</text:span><text:span text:style-name="T5"> </text:span><text:span text:style-name="T10">fichier</text:span><text:span text:style-name="T5"> </text:span><text:span text:style-name="T10">à</text:span><text:span text:style-name="T5"> </text:span><text:span text:style-name="T10">décompresser</text:span><text:span text:style-name="T5"> </text:span><text:span text:style-name="T10">en</text:span><text:span text:style-name="T5"> </text:span><text:span text:style-name="T10">lecture</text:span></text:p>
      <text:p text:style-name="P27"><text:span text:style-name="T5"><text:s text:c="4"/></text:span>FILE<text:span text:style-name="T7">*</text:span><text:span text:style-name="T5"> </text:span><text:span text:style-name="T7">result</text:span><text:span text:style-name="T5"> </text:span><text:span text:style-name="T7">=</text:span><text:span text:style-name="T5"> </text:span>fopen<text:span text:style-name="T7">(sortie,</text:span><text:span text:style-name="T10">"w"</text:span><text:span text:style-name="T7">);</text:span><text:span text:style-name="T5"> </text:span><text:span text:style-name="T10">//On</text:span><text:span text:style-name="T5"> </text:span><text:span text:style-name="T10">créée</text:span><text:span text:style-name="T5"> </text:span><text:span text:style-name="T10">un</text:span><text:span text:style-name="T5"> </text:span><text:span text:style-name="T10">fichier</text:span><text:span text:style-name="T5"> </text:span><text:span text:style-name="T10">que</text:span><text:span text:style-name="T5"> </text:span><text:span text:style-name="T10">l'on</text:span><text:span text:style-name="T5"> </text:span><text:span text:style-name="T10">met</text:span><text:span text:style-name="T5"> </text:span><text:span text:style-name="T10">en</text:span><text:span text:style-name="T5"> </text:span><text:span text:style-name="T10">écriture</text:span></text:p>
      <text:p text:style-name="P27"><text:span text:style-name="T5"><text:s text:c="4"/></text:span><text:span text:style-name="T10">//Les</text:span><text:span text:style-name="T5"> </text:span><text:span text:style-name="T10">variables</text:span><text:span text:style-name="T5"> </text:span><text:span text:style-name="T10">suivantes</text:span><text:span text:style-name="T5"> </text:span><text:span text:style-name="T10">vont</text:span><text:span text:style-name="T5"> </text:span><text:span text:style-name="T10">servir</text:span><text:span text:style-name="T5"> </text:span><text:span text:style-name="T10">au</text:span><text:span text:style-name="T5"> </text:span><text:span text:style-name="T10">traitement</text:span><text:span text:style-name="T5"> </text:span><text:span text:style-name="T10">du</text:span><text:span text:style-name="T5"> </text:span><text:span text:style-name="T10">fichier</text:span><text:span text:style-name="T5"> </text:span><text:span text:style-name="T10">à</text:span><text:span text:style-name="T5"> </text:span><text:span text:style-name="T10">décompresser</text:span></text:p>
      <text:p text:style-name="P27"><text:span text:style-name="T5"><text:s text:c="4"/></text:span><text:span text:style-name="T6">cell</text:span><text:span text:style-name="T7">*</text:span><text:span text:style-name="T5"> </text:span><text:span text:style-name="T7">lst</text:span><text:span text:style-name="T5"> </text:span><text:span text:style-name="T7">=</text:span><text:span text:style-name="T5"> </text:span>NULL<text:span text:style-name="T7">;</text:span></text:p>
      <text:p text:style-name="P27"><text:span text:style-name="T5"><text:s text:c="8"/></text:span><text:span text:style-name="T6">cell</text:span><text:span text:style-name="T7">*</text:span><text:span text:style-name="T5"> </text:span><text:span text:style-name="T7">ponct</text:span><text:span text:style-name="T5"> </text:span><text:span text:style-name="T7">=</text:span><text:span text:style-name="T5"> </text:span>NULL<text:span text:style-name="T7">;</text:span></text:p>
      <text:p text:style-name="P27"><text:span text:style-name="T5"><text:s text:c="8"/></text:span><text:span text:style-name="T4">char</text:span><text:span text:style-name="T5"> </text:span><text:span text:style-name="T7">word[</text:span><text:span text:style-name="T13">255</text:span><text:span text:style-name="T7">];</text:span></text:p>
      <text:p text:style-name="P27"><text:span text:style-name="T5"><text:s text:c="8"/></text:span><text:span text:style-name="T6">cell</text:span><text:span text:style-name="T7">*</text:span><text:span text:style-name="T5"> </text:span><text:span text:style-name="T7">tmplst</text:span><text:span text:style-name="T5"> </text:span><text:span text:style-name="T7">=</text:span><text:span text:style-name="T5"> </text:span><text:span text:style-name="T7">lst;</text:span></text:p>
      <text:p text:style-name="P27"><text:span text:style-name="T5"><text:s text:c="8"/></text:span><text:span text:style-name="T6">cell</text:span><text:span text:style-name="T7">*</text:span><text:span text:style-name="T5"> </text:span><text:span text:style-name="T7">tmponct</text:span><text:span text:style-name="T5"> </text:span><text:span text:style-name="T7">=</text:span><text:span text:style-name="T5"> </text:span><text:span text:style-name="T7">ponct;</text:span></text:p>
      <text:p text:style-name="P27"><text:span text:style-name="T5"><text:s text:c="8"/></text:span><text:span text:style-name="T6">cell</text:span><text:span text:style-name="T7">*</text:span><text:span text:style-name="T5"> </text:span><text:span text:style-name="T7">found_word=</text:span><text:span text:style-name="T5"> </text:span>NULL<text:span text:style-name="T7">;</text:span></text:p>
      <text:p text:style-name="P27"><text:span text:style-name="T5"><text:s text:c="8"/></text:span><text:span text:style-name="T4">char</text:span><text:span text:style-name="T5"> </text:span><text:span text:style-name="T7">size;</text:span></text:p>
      <text:p text:style-name="P27"><text:span text:style-name="T5"><text:s text:c="8"/></text:span><text:span text:style-name="T4">short</text:span><text:span text:style-name="T5"> </text:span><text:span text:style-name="T7">c;</text:span></text:p>
      <text:p text:style-name="P26"><text:span text:style-name="T5"><text:s text:c="8"/></text:span><text:span text:style-name="T4">int</text:span><text:span text:style-name="T5"> </text:span><text:span text:style-name="T7">type,i;</text:span></text:p>
      <text:p text:style-name="P27"><text:span text:style-name="T5"><text:s text:c="4"/></text:span><text:span text:style-name="T10">//on</text:span><text:span text:style-name="T5"> </text:span><text:span text:style-name="T10">lit</text:span><text:span text:style-name="T5"> </text:span><text:span text:style-name="T10">le</text:span><text:span text:style-name="T5"> </text:span><text:span text:style-name="T10">fichier</text:span><text:span text:style-name="T5"> </text:span><text:span text:style-name="T10">short</text:span><text:span text:style-name="T5"> </text:span><text:span text:style-name="T10">par</text:span><text:span text:style-name="T5"> </text:span><text:span text:style-name="T10">short</text:span><text:span text:style-name="T5"> </text:span><text:span text:style-name="T10">du</text:span><text:span text:style-name="T5"> </text:span><text:span text:style-name="T10">fichier</text:span><text:span text:style-name="T5"> </text:span><text:span text:style-name="T10">compréssé</text:span><text:span text:style-name="T5"> </text:span><text:span text:style-name="T10">tant</text:span><text:span text:style-name="T5"> </text:span><text:span text:style-name="T10">que</text:span><text:span text:style-name="T5"> </text:span><text:span text:style-name="T10">on</text:span><text:span text:style-name="T5"> </text:span><text:span text:style-name="T10">arrive</text:span><text:span text:style-name="T5"> </text:span><text:span text:style-name="T10">pas</text:span><text:span text:style-name="T5"> </text:span><text:span text:style-name="T10">à</text:span><text:span text:style-name="T5"> </text:span><text:span text:style-name="T10">la</text:span><text:span text:style-name="T5"> </text:span><text:span text:style-name="T10">fin</text:span><text:span text:style-name="T5"> </text:span><text:span text:style-name="T10">du</text:span><text:span text:style-name="T5"> </text:span><text:span text:style-name="T10">fichier</text:span></text:p>
      <text:p text:style-name="P27"><text:span text:style-name="T5"><text:s text:c="8"/></text:span><text:span text:style-name="T4">while</text:span><text:span text:style-name="T7">(</text:span>fread<text:span text:style-name="T7">(&amp;c,</text:span><text:span text:style-name="T4">sizeof</text:span><text:span text:style-name="T7">(</text:span><text:span text:style-name="T4">short</text:span><text:span text:style-name="T7">),</text:span><text:span text:style-name="T13">1</text:span><text:span text:style-name="T7">,file)){</text:span></text:p>
      <text:p text:style-name="P27"><text:span text:style-name="T5"><text:s text:c="9"/></text:span><text:span text:style-name="T10">//Si</text:span><text:span text:style-name="T5"> </text:span><text:span text:style-name="T10">le</text:span><text:span text:style-name="T5"> </text:span><text:span text:style-name="T10">short</text:span><text:span text:style-name="T5"> </text:span><text:span text:style-name="T10">est</text:span><text:span text:style-name="T5"> </text:span><text:span text:style-name="T10">égale</text:span><text:span text:style-name="T5"> </text:span><text:span text:style-name="T10">à</text:span><text:span text:style-name="T5"> </text:span><text:span text:style-name="T10">0,</text:span><text:span text:style-name="T5"> </text:span><text:span text:style-name="T10">cela</text:span><text:span text:style-name="T5"> </text:span><text:span text:style-name="T10">signifie</text:span><text:span text:style-name="T5"> </text:span><text:span text:style-name="T10">que</text:span><text:span text:style-name="T5"> </text:span><text:span text:style-name="T10">l'on</text:span><text:span text:style-name="T5"> </text:span><text:span text:style-name="T10">a</text:span><text:span text:style-name="T5"> </text:span><text:span text:style-name="T10">trouvé</text:span><text:span text:style-name="T5"> </text:span><text:span text:style-name="T10">un</text:span><text:span text:style-name="T5"> </text:span><text:span text:style-name="T10">nouveau</text:span><text:span text:style-name="T5"> </text:span><text:span text:style-name="T10">mot</text:span></text:p>
      <text:p text:style-name="P27"><text:span text:style-name="T5"><text:s text:c="16"/></text:span><text:span text:style-name="T4">if</text:span><text:span text:style-name="T7">(c</text:span><text:span text:style-name="T5"> </text:span><text:span text:style-name="T7">==</text:span><text:span text:style-name="T5"> </text:span><text:span text:style-name="T13">0</text:span><text:span text:style-name="T7">){</text:span></text:p>
      <text:p text:style-name="P27"><text:span text:style-name="T5"><text:s text:c="12"/></text:span>fread<text:span text:style-name="T7">(&amp;size,</text:span><text:span text:style-name="T4">sizeof</text:span><text:span text:style-name="T7">(</text:span><text:span text:style-name="T4">char</text:span><text:span text:style-name="T7">),</text:span><text:span text:style-name="T13">1</text:span><text:span text:style-name="T7">,file);</text:span><text:span text:style-name="T5"> <text:s text:c="2"/></text:span><text:span text:style-name="T10">//On</text:span><text:span text:style-name="T5"> </text:span><text:span text:style-name="T10">lit</text:span><text:span text:style-name="T5"> </text:span><text:span text:style-name="T10">la</text:span><text:span text:style-name="T5"> </text:span><text:span text:style-name="T10">taille</text:span><text:span text:style-name="T5"> </text:span><text:span text:style-name="T10">du</text:span><text:span text:style-name="T5"> </text:span><text:span text:style-name="T10">mot</text:span></text:p>
      <text:p text:style-name="P27"><text:span text:style-name="T5"><text:s text:c="12"/></text:span>fread<text:span text:style-name="T7">(&amp;word,</text:span><text:span text:style-name="T4">sizeof</text:span><text:span text:style-name="T7">(</text:span><text:span text:style-name="T4">char</text:span><text:span text:style-name="T7">),size,</text:span><text:span text:style-name="T5"> </text:span><text:span text:style-name="T7">file);</text:span><text:span text:style-name="T5"> <text:s text:c="6"/></text:span><text:span text:style-name="T10">//</text:span><text:span text:style-name="T5"> </text:span><text:span text:style-name="T10">On</text:span><text:span text:style-name="T5"> </text:span><text:span text:style-name="T10">le</text:span><text:span text:style-name="T5"> </text:span><text:span text:style-name="T10">mot</text:span><text:span text:style-name="T5"> </text:span><text:span text:style-name="T10">en</text:span><text:span text:style-name="T5"> </text:span><text:span text:style-name="T10">entier</text:span><text:span text:style-name="T5"> </text:span><text:span text:style-name="T10">grâce</text:span><text:span text:style-name="T5"> </text:span><text:span text:style-name="T10">à</text:span><text:span text:style-name="T5"> </text:span><text:span text:style-name="T10">sa</text:span><text:span text:style-name="T5"> </text:span><text:span text:style-name="T10">taille</text:span></text:p>
      <text:p text:style-name="P27"><text:span text:style-name="T5"><text:s text:c="12"/></text:span><text:span text:style-name="T7">word[size]</text:span><text:span text:style-name="T5"> </text:span><text:span text:style-name="T7">=</text:span><text:span text:style-name="T5"> </text:span><text:span text:style-name="T10">'\0'</text:span><text:span text:style-name="T7">;</text:span><text:span text:style-name="T5"> </text:span><text:span text:style-name="T10">//</text:span><text:span text:style-name="T5"> </text:span><text:span text:style-name="T10">On</text:span><text:span text:style-name="T5"> </text:span><text:span text:style-name="T10">délimite</text:span><text:span text:style-name="T5"> </text:span><text:span text:style-name="T10">le</text:span><text:span text:style-name="T5"> </text:span><text:span text:style-name="T10">mot</text:span><text:span text:style-name="T5"> </text:span><text:span text:style-name="T10">par</text:span><text:span text:style-name="T5"> </text:span><text:span text:style-name="T10">\0</text:span><text:span text:style-name="T5"> </text:span><text:span text:style-name="T10">pour</text:span><text:span text:style-name="T5"> </text:span><text:span text:style-name="T10">montrer</text:span><text:span text:style-name="T5"> </text:span><text:span text:style-name="T10">le</text:span><text:span text:style-name="T5"> </text:span><text:span text:style-name="T10">tableau</text:span><text:span text:style-name="T5"> </text:span><text:span text:style-name="T10">n'a</text:span><text:span text:style-name="T5"> </text:span><text:span text:style-name="T10">pas</text:span><text:span text:style-name="T5"> </text:span><text:span text:style-name="T10">255</text:span><text:span text:style-name="T5"> </text:span><text:span text:style-name="T10">caractères</text:span></text:p>
      <text:p text:style-name="P27"><text:span text:style-name="T5"><text:s text:c="12"/></text:span>fprintf<text:span text:style-name="T7">(result,</text:span><text:span text:style-name="T5"> </text:span><text:span text:style-name="T10">"%s"</text:span><text:span text:style-name="T7">,word);</text:span><text:span text:style-name="T5"> </text:span><text:span text:style-name="T10">//</text:span><text:span text:style-name="T5"> </text:span><text:span text:style-name="T10">On</text:span><text:span text:style-name="T5"> </text:span><text:span text:style-name="T10">écrit</text:span><text:span text:style-name="T5"> </text:span><text:span text:style-name="T10">le</text:span><text:span text:style-name="T5"> </text:span><text:span text:style-name="T10">mot</text:span><text:span text:style-name="T5"> </text:span><text:span text:style-name="T10">dans</text:span><text:span text:style-name="T5"> </text:span><text:span text:style-name="T10">le</text:span><text:span text:style-name="T5"> </text:span><text:span text:style-name="T10">fichier</text:span><text:span text:style-name="T5"> </text:span><text:span text:style-name="T10">de</text:span><text:span text:style-name="T5"> </text:span><text:span text:style-name="T10">décompression</text:span></text:p>
      <text:p text:style-name="P27"><text:span text:style-name="T5"><text:s text:c="12"/></text:span><text:span text:style-name="T7">found_word</text:span><text:span text:style-name="T5"> </text:span><text:span text:style-name="T7">=</text:span><text:span text:style-name="T5"> </text:span><text:span text:style-name="T7">allocate_cell(word);</text:span><text:span text:style-name="T5"> </text:span><text:span text:style-name="T10">//</text:span><text:span text:style-name="T5"> </text:span><text:span text:style-name="T10">On</text:span><text:span text:style-name="T5"> </text:span><text:span text:style-name="T10">créée</text:span><text:span text:style-name="T5"> </text:span><text:span text:style-name="T10">une</text:span><text:span text:style-name="T5"> </text:span><text:span text:style-name="T10">cellule</text:span><text:span text:style-name="T5"> </text:span><text:span text:style-name="T10">avec</text:span><text:span text:style-name="T5"> </text:span><text:span text:style-name="T10">le</text:span><text:span text:style-name="T5"> </text:span><text:span text:style-name="T10">mot</text:span><text:span text:style-name="T5"> </text:span><text:span text:style-name="T10">écrit</text:span><text:span text:style-name="T5"> </text:span><text:span text:style-name="T10">précédemment</text:span></text:p>
      <text:p text:style-name="P27"><text:span text:style-name="T5"><text:s text:c="12"/></text:span><text:span text:style-name="T7">tmplst</text:span><text:span text:style-name="T5"> </text:span><text:span text:style-name="T7">=</text:span><text:span text:style-name="T5"> </text:span><text:span text:style-name="T7">lst;</text:span><text:span text:style-name="T5"> </text:span><text:span text:style-name="T10">//On</text:span><text:span text:style-name="T5"> </text:span><text:span text:style-name="T10">stock</text:span><text:span text:style-name="T5"> </text:span><text:span text:style-name="T10">temporairement</text:span><text:span text:style-name="T5"> </text:span><text:span text:style-name="T10">la</text:span><text:span text:style-name="T5"> </text:span><text:span text:style-name="T10">tête</text:span><text:span text:style-name="T5"> </text:span><text:span text:style-name="T10">de</text:span><text:span text:style-name="T5"> </text:span><text:span text:style-name="T10">liste</text:span><text:span text:style-name="T5"> </text:span><text:span text:style-name="T10">contenant</text:span><text:span text:style-name="T5"> </text:span><text:span text:style-name="T10">les</text:span><text:span text:style-name="T5"> </text:span><text:span text:style-name="T10">mots</text:span></text:p>
      <text:p text:style-name="P27"><text:soft-page-break/><text:span text:style-name="T5"><text:s text:c="12"/></text:span><text:span text:style-name="T7">tmponct</text:span><text:span text:style-name="T5"> </text:span><text:span text:style-name="T7">=</text:span><text:span text:style-name="T5"> </text:span><text:span text:style-name="T7">ponct;</text:span><text:span text:style-name="T5"> </text:span><text:span text:style-name="T10">//</text:span><text:span text:style-name="T5"> </text:span><text:span text:style-name="T10">On</text:span><text:span text:style-name="T5"> </text:span><text:span text:style-name="T10">stock</text:span><text:span text:style-name="T5"> </text:span><text:span text:style-name="T10">temporairement</text:span><text:span text:style-name="T5"> </text:span><text:span text:style-name="T10">la</text:span><text:span text:style-name="T5"> </text:span><text:span text:style-name="T10">tête</text:span><text:span text:style-name="T5"> </text:span><text:span text:style-name="T10">de</text:span><text:span text:style-name="T5"> </text:span><text:span text:style-name="T10">liste</text:span><text:span text:style-name="T5"> </text:span><text:span text:style-name="T10">contenant</text:span><text:span text:style-name="T5"> </text:span><text:span text:style-name="T10">la</text:span><text:span text:style-name="T5"> </text:span><text:span text:style-name="T10">ponctuation</text:span><text:span text:style-name="T5"> </text:span><text:span text:style-name="T10">du</text:span><text:span text:style-name="T5"> </text:span><text:span text:style-name="T10">texte</text:span></text:p>
      <text:p text:style-name="P27"><text:span text:style-name="T5"><text:s text:c="12"/></text:span><text:span text:style-name="T10">//Si</text:span><text:span text:style-name="T5"> </text:span><text:span text:style-name="T10">le</text:span><text:span text:style-name="T5"> </text:span><text:span text:style-name="T10">premier</text:span><text:span text:style-name="T5"> </text:span><text:span text:style-name="T10">élément</text:span><text:span text:style-name="T5"> </text:span><text:span text:style-name="T10">du</text:span><text:span text:style-name="T5"> </text:span><text:span text:style-name="T10">mot</text:span><text:span text:style-name="T5"> </text:span><text:span text:style-name="T10">est</text:span><text:span text:style-name="T5"> </text:span><text:span text:style-name="T10">alphanumérique,</text:span><text:span text:style-name="T5"> </text:span><text:span text:style-name="T10">le</text:span><text:span text:style-name="T5"> </text:span><text:span text:style-name="T10">mot</text:span><text:span text:style-name="T5"> </text:span><text:span text:style-name="T10">est</text:span><text:span text:style-name="T5"> </text:span><text:span text:style-name="T10">un</text:span><text:span text:style-name="T5"> </text:span><text:span text:style-name="T10">mot</text:span><text:span text:style-name="T5"> </text:span><text:span text:style-name="T10">contenant</text:span><text:span text:style-name="T5"> </text:span><text:span text:style-name="T10">des</text:span><text:span text:style-name="T5"> </text:span><text:span text:style-name="T10">lettres</text:span><text:span text:style-name="T5"> </text:span><text:span text:style-name="T10">ou</text:span><text:span text:style-name="T5"> </text:span><text:span text:style-name="T10">des</text:span><text:span text:style-name="T5"> </text:span><text:span text:style-name="T10">chiffres</text:span></text:p>
      <text:p text:style-name="P27"><text:span text:style-name="T5"><text:s text:c="12"/></text:span><text:span text:style-name="T4">if</text:span><text:span text:style-name="T7">((word[</text:span><text:span text:style-name="T13">0</text:span><text:span text:style-name="T7">]</text:span><text:span text:style-name="T5"> </text:span><text:span text:style-name="T7">&gt;=</text:span><text:span text:style-name="T5"> </text:span><text:span text:style-name="T10">'a'</text:span><text:span text:style-name="T5"> </text:span><text:span text:style-name="T7">&amp;&amp;</text:span><text:span text:style-name="T5"> </text:span><text:span text:style-name="T7">word[</text:span><text:span text:style-name="T13">0</text:span><text:span text:style-name="T7">]</text:span><text:span text:style-name="T5"> </text:span><text:span text:style-name="T7">&lt;=</text:span><text:span text:style-name="T5"> </text:span><text:span text:style-name="T10">'z'</text:span><text:span text:style-name="T7">)</text:span><text:span text:style-name="T5"> </text:span><text:span text:style-name="T7">||</text:span><text:span text:style-name="T5"> </text:span><text:span text:style-name="T7">(word[</text:span><text:span text:style-name="T13">0</text:span><text:span text:style-name="T7">]</text:span><text:span text:style-name="T5"> </text:span><text:span text:style-name="T7">&gt;=</text:span><text:span text:style-name="T5"> </text:span><text:span text:style-name="T10">'A'</text:span><text:span text:style-name="T5"> </text:span><text:span text:style-name="T7">&amp;&amp;</text:span><text:span text:style-name="T5"> </text:span><text:span text:style-name="T7">word[</text:span><text:span text:style-name="T13">0</text:span><text:span text:style-name="T7">]&lt;=</text:span><text:span text:style-name="T5"> </text:span><text:span text:style-name="T10">'Z'</text:span><text:span text:style-name="T7">)</text:span><text:span text:style-name="T5"> </text:span><text:span text:style-name="T7">||</text:span><text:span text:style-name="T5"> </text:span><text:span text:style-name="T7">(word[</text:span><text:span text:style-name="T13">0</text:span><text:span text:style-name="T7">]</text:span><text:span text:style-name="T5"> </text:span><text:span text:style-name="T7">&gt;=</text:span><text:span text:style-name="T5"> </text:span><text:span text:style-name="T10">'0'</text:span><text:span text:style-name="T5"> </text:span><text:span text:style-name="T7">&amp;&amp;</text:span><text:span text:style-name="T5"> </text:span><text:span text:style-name="T7">word[</text:span><text:span text:style-name="T13">0</text:span><text:span text:style-name="T7">]&lt;=</text:span><text:span text:style-name="T5"> </text:span><text:span text:style-name="T10">'9'</text:span><text:span text:style-name="T7">)</text:span><text:span text:style-name="T5"> </text:span><text:span text:style-name="T7">){</text:span></text:p>
      <text:p text:style-name="P27"><text:span text:style-name="T5"><text:s text:c="32"/></text:span><text:span text:style-name="T4">if</text:span><text:span text:style-name="T7">(lst</text:span><text:span text:style-name="T5"> </text:span><text:span text:style-name="T7">==</text:span><text:span text:style-name="T5"> </text:span>NULL<text:span text:style-name="T7">)</text:span></text:p>
      <text:p text:style-name="P27"><text:span text:style-name="T5"><text:s text:c="20"/></text:span><text:span text:style-name="T7">lst</text:span><text:span text:style-name="T5"> </text:span><text:span text:style-name="T7">=</text:span><text:span text:style-name="T5"> </text:span><text:span text:style-name="T7">found_word;</text:span><text:span text:style-name="T5"> </text:span><text:span text:style-name="T10">//Si</text:span><text:span text:style-name="T5"> </text:span><text:span text:style-name="T10">la</text:span><text:span text:style-name="T5"> </text:span><text:span text:style-name="T10">liste</text:span><text:span text:style-name="T5"> </text:span><text:span text:style-name="T10">est</text:span><text:span text:style-name="T5"> </text:span><text:span text:style-name="T10">vide,</text:span><text:span text:style-name="T5"> </text:span><text:span text:style-name="T10">on</text:span><text:span text:style-name="T5"> </text:span><text:span text:style-name="T10">initialise</text:span><text:span text:style-name="T5"> </text:span><text:span text:style-name="T10">la</text:span><text:span text:style-name="T5"> </text:span><text:span text:style-name="T10">première</text:span><text:span text:style-name="T5"> </text:span><text:span text:style-name="T10">cellule</text:span><text:span text:style-name="T5"> </text:span><text:span text:style-name="T10">par</text:span><text:span text:style-name="T5"> </text:span><text:span text:style-name="T10">celle</text:span><text:span text:style-name="T5"> </text:span><text:span text:style-name="T10">allouée</text:span><text:span text:style-name="T5"> </text:span><text:span text:style-name="T10">précédemment</text:span></text:p>
      <text:p text:style-name="P27"><text:span text:style-name="T5"><text:s text:c="32"/></text:span><text:span text:style-name="T4">else</text:span><text:span text:style-name="T7">{</text:span></text:p>
      <text:p text:style-name="P27"><text:span text:style-name="T5"><text:s text:c="20"/></text:span><text:span text:style-name="T4">while</text:span><text:span text:style-name="T5"> </text:span><text:span text:style-name="T7">(tmplst-&gt;</text:span><text:span text:style-name="T9">next</text:span><text:span text:style-name="T5"> </text:span><text:span text:style-name="T7">!=</text:span><text:span text:style-name="T5"> </text:span>NULL<text:span text:style-name="T7">)</text:span><text:span text:style-name="T5"> </text:span><text:span text:style-name="T10">//Si</text:span><text:span text:style-name="T5"> </text:span><text:span text:style-name="T10">la</text:span><text:span text:style-name="T5"> </text:span><text:span text:style-name="T10">liste</text:span><text:span text:style-name="T5"> </text:span><text:span text:style-name="T10">n'est</text:span><text:span text:style-name="T5"> </text:span><text:span text:style-name="T10">pas</text:span><text:span text:style-name="T5"> </text:span><text:span text:style-name="T10">vide,</text:span><text:span text:style-name="T5"> </text:span><text:span text:style-name="T10">on</text:span><text:span text:style-name="T5"> </text:span><text:span text:style-name="T10">met</text:span><text:span text:style-name="T5"> </text:span><text:span text:style-name="T10">la</text:span><text:span text:style-name="T5"> </text:span><text:span text:style-name="T10">cellule</text:span><text:span text:style-name="T5"> </text:span><text:span text:style-name="T10">allouée</text:span><text:span text:style-name="T5"> </text:span><text:span text:style-name="T10">précédemment</text:span><text:span text:style-name="T5"> </text:span><text:span text:style-name="T10">en</text:span><text:span text:style-name="T5"> </text:span><text:span text:style-name="T10">fin</text:span><text:span text:style-name="T5"> </text:span><text:span text:style-name="T10">de</text:span><text:span text:style-name="T5"> </text:span><text:span text:style-name="T10">liste</text:span></text:p>
      <text:p text:style-name="P27"><text:span text:style-name="T5"><text:s text:c="48"/></text:span><text:span text:style-name="T7">tmplst</text:span><text:span text:style-name="T5"> </text:span><text:span text:style-name="T7">=</text:span><text:span text:style-name="T5"> </text:span><text:span text:style-name="T7">tmplst-&gt;</text:span><text:span text:style-name="T9">next</text:span><text:span text:style-name="T7">;</text:span></text:p>
      <text:p text:style-name="P27"><text:span text:style-name="T5"><text:s text:c="40"/></text:span><text:span text:style-name="T7">tmplst-&gt;</text:span><text:span text:style-name="T9">next</text:span><text:span text:style-name="T5"> </text:span><text:span text:style-name="T7">=</text:span><text:span text:style-name="T5"> </text:span><text:span text:style-name="T7">found_word;</text:span></text:p>
      <text:p text:style-name="P27"><text:span text:style-name="T5"><text:s text:c="32"/></text:span><text:span text:style-name="T7">}</text:span></text:p>
      <text:p text:style-name="P27"><text:span text:style-name="T5"><text:s text:c="16"/></text:span><text:span text:style-name="T7">type=</text:span><text:span text:style-name="T13">0</text:span><text:span text:style-name="T7">;</text:span><text:span text:style-name="T5"> </text:span><text:span text:style-name="T10">//On</text:span><text:span text:style-name="T5"> </text:span><text:span text:style-name="T10">met</text:span><text:span text:style-name="T5"> </text:span><text:span text:style-name="T10">le</text:span><text:span text:style-name="T5"> </text:span><text:span text:style-name="T10">type</text:span><text:span text:style-name="T5"> </text:span><text:span text:style-name="T10">à</text:span><text:span text:style-name="T5"> </text:span><text:span text:style-name="T10">0</text:span><text:span text:style-name="T5"> </text:span><text:span text:style-name="T10">pour</text:span><text:span text:style-name="T5"> </text:span><text:span text:style-name="T10">signifier</text:span><text:span text:style-name="T5"> </text:span><text:span text:style-name="T10">que</text:span><text:span text:style-name="T5"> </text:span><text:span text:style-name="T10">le</text:span><text:span text:style-name="T5"> </text:span><text:span text:style-name="T10">mot</text:span><text:span text:style-name="T5"> </text:span><text:span text:style-name="T10">est</text:span><text:span text:style-name="T5"> </text:span><text:span text:style-name="T10">bien</text:span><text:span text:style-name="T5"> </text:span><text:span text:style-name="T10">alphanumérique</text:span></text:p>
      <text:p text:style-name="P27"><text:span text:style-name="T5"><text:s text:c="24"/></text:span><text:span text:style-name="T7">}</text:span></text:p>
      <text:p text:style-name="P27"><text:span text:style-name="T5"><text:s text:c="12"/></text:span><text:span text:style-name="T10">//SI</text:span><text:span text:style-name="T5"> </text:span><text:span text:style-name="T10">le</text:span><text:span text:style-name="T5"> </text:span><text:span text:style-name="T10">premier</text:span><text:span text:style-name="T5"> </text:span><text:span text:style-name="T10">élément</text:span><text:span text:style-name="T5"> </text:span><text:span text:style-name="T10">n'est</text:span><text:span text:style-name="T5"> </text:span><text:span text:style-name="T10">pas</text:span><text:span text:style-name="T5"> </text:span><text:span text:style-name="T10">alphanumérique</text:span></text:p>
      <text:p text:style-name="P27"><text:span text:style-name="T5"><text:s text:c="24"/></text:span><text:span text:style-name="T4">else</text:span><text:span text:style-name="T7">{</text:span></text:p>
      <text:p text:style-name="P27"><text:span text:style-name="T5"><text:s text:c="40"/></text:span><text:span text:style-name="T4">if</text:span><text:span text:style-name="T7">(ponct</text:span><text:span text:style-name="T5"> </text:span><text:span text:style-name="T7">==</text:span><text:span text:style-name="T5"> </text:span>NULL<text:span text:style-name="T7">)</text:span></text:p>
      <text:p text:style-name="P27"><text:span text:style-name="T5"><text:s text:c="20"/></text:span><text:span text:style-name="T7">ponct</text:span><text:span text:style-name="T5"> </text:span><text:span text:style-name="T7">=</text:span><text:span text:style-name="T5"> </text:span><text:span text:style-name="T7">found_word;</text:span><text:span text:style-name="T5"> <text:s/></text:span><text:span text:style-name="T10">//Si</text:span><text:span text:style-name="T5"> </text:span><text:span text:style-name="T10">la</text:span><text:span text:style-name="T5"> </text:span><text:span text:style-name="T10">liste</text:span><text:span text:style-name="T5"> </text:span><text:span text:style-name="T10">de</text:span><text:span text:style-name="T5"> </text:span><text:span text:style-name="T10">ponctuation</text:span><text:span text:style-name="T5"> </text:span><text:span text:style-name="T10">est</text:span><text:span text:style-name="T5"> </text:span><text:span text:style-name="T10">vide,</text:span><text:span text:style-name="T5"> </text:span><text:span text:style-name="T10">on</text:span><text:span text:style-name="T5"> </text:span><text:span text:style-name="T10">initialise</text:span><text:span text:style-name="T5"> </text:span><text:span text:style-name="T10">la</text:span><text:span text:style-name="T5"> </text:span><text:span text:style-name="T10">première</text:span><text:span text:style-name="T5"> </text:span><text:span text:style-name="T10">cellule</text:span><text:span text:style-name="T5"> </text:span><text:span text:style-name="T10">par</text:span><text:span text:style-name="T5"> </text:span><text:span text:style-name="T10">celle</text:span><text:span text:style-name="T5"> </text:span><text:span text:style-name="T10">allouée</text:span><text:span text:style-name="T5"> </text:span><text:span text:style-name="T10">précédemment</text:span></text:p>
      <text:p text:style-name="P27"><text:span text:style-name="T5"><text:s text:c="32"/></text:span><text:span text:style-name="T4">else</text:span><text:span text:style-name="T7">{</text:span></text:p>
      <text:p text:style-name="P27"><text:span text:style-name="T5"><text:s text:c="20"/></text:span><text:span text:style-name="T4">while</text:span><text:span text:style-name="T5"> </text:span><text:span text:style-name="T7">(tmponct-&gt;</text:span><text:span text:style-name="T9">next</text:span><text:span text:style-name="T5"> </text:span><text:span text:style-name="T7">!=</text:span><text:span text:style-name="T5"> </text:span>NULL<text:span text:style-name="T7">)</text:span><text:span text:style-name="T5"> </text:span><text:span text:style-name="T10">//Si</text:span><text:span text:style-name="T5"> </text:span><text:span text:style-name="T10">la</text:span><text:span text:style-name="T5"> </text:span><text:span text:style-name="T10">liste</text:span><text:span text:style-name="T5"> </text:span><text:span text:style-name="T10">de</text:span><text:span text:style-name="T5"> </text:span><text:span text:style-name="T10">ponctuation</text:span><text:span text:style-name="T5"> </text:span><text:span text:style-name="T10">n'est</text:span><text:span text:style-name="T5"> </text:span><text:span text:style-name="T10">pas</text:span><text:span text:style-name="T5"> </text:span><text:span text:style-name="T10">vide,</text:span><text:span text:style-name="T5"> </text:span><text:span text:style-name="T10">on</text:span><text:span text:style-name="T5"> </text:span><text:span text:style-name="T10">met</text:span><text:span text:style-name="T5"> </text:span><text:span text:style-name="T10">la</text:span><text:span text:style-name="T5"> </text:span><text:span text:style-name="T10">cellule</text:span><text:span text:style-name="T5"> </text:span><text:span text:style-name="T10">allouée</text:span><text:span text:style-name="T5"> </text:span><text:span text:style-name="T10">précédemment</text:span><text:span text:style-name="T5"> </text:span><text:span text:style-name="T10">en</text:span><text:span text:style-name="T5"> </text:span><text:span text:style-name="T10">fin</text:span><text:span text:style-name="T5"> </text:span><text:span text:style-name="T10">de</text:span><text:span text:style-name="T5"> </text:span><text:span text:style-name="T10">liste</text:span></text:p>
      <text:p text:style-name="P27"><text:span text:style-name="T5"><text:s text:c="48"/></text:span><text:span text:style-name="T7">tmponct</text:span><text:span text:style-name="T5"> </text:span><text:span text:style-name="T7">=</text:span><text:span text:style-name="T5"> </text:span><text:span text:style-name="T7">tmponct-&gt;</text:span><text:span text:style-name="T9">next</text:span><text:span text:style-name="T7">;</text:span></text:p>
      <text:p text:style-name="P27"><text:span text:style-name="T5"><text:s text:c="40"/></text:span><text:span text:style-name="T7">tmponct-&gt;</text:span><text:span text:style-name="T9">next</text:span><text:span text:style-name="T5"> </text:span><text:span text:style-name="T7">=</text:span><text:span text:style-name="T5"> </text:span><text:span text:style-name="T7">found_word;</text:span></text:p>
      <text:p text:style-name="P27"><text:span text:style-name="T5"><text:s text:c="32"/></text:span><text:span text:style-name="T7">}</text:span></text:p>
      <text:p text:style-name="P27"><text:span text:style-name="T5"><text:s text:c="16"/></text:span><text:span text:style-name="T7">type=</text:span><text:span text:style-name="T13">1</text:span><text:span text:style-name="T7">;</text:span><text:span text:style-name="T5"> </text:span><text:span text:style-name="T10">//On</text:span><text:span text:style-name="T5"> </text:span><text:span text:style-name="T10">met</text:span><text:span text:style-name="T5"> </text:span><text:span text:style-name="T10">le</text:span><text:span text:style-name="T5"> </text:span><text:span text:style-name="T10">type</text:span><text:span text:style-name="T5"> </text:span><text:span text:style-name="T10">à</text:span><text:span text:style-name="T5"> </text:span><text:span text:style-name="T10">1</text:span><text:span text:style-name="T5"> </text:span><text:span text:style-name="T10">pour</text:span><text:span text:style-name="T5"> </text:span><text:span text:style-name="T10">signifier</text:span><text:span text:style-name="T5"> </text:span><text:span text:style-name="T10">que</text:span><text:span text:style-name="T5"> </text:span><text:span text:style-name="T10">le</text:span><text:span text:style-name="T5"> </text:span><text:span text:style-name="T10">mot</text:span><text:span text:style-name="T5"> </text:span><text:span text:style-name="T10">est</text:span><text:span text:style-name="T5"> </text:span><text:span text:style-name="T10">bien</text:span><text:span text:style-name="T5"> </text:span><text:span text:style-name="T10">de</text:span><text:span text:style-name="T5"> </text:span><text:span text:style-name="T10">la</text:span><text:span text:style-name="T5"> </text:span><text:span text:style-name="T10">ponctuation</text:span></text:p>
      <text:p text:style-name="P27"><text:span text:style-name="T5"><text:s text:c="24"/></text:span><text:span text:style-name="T7">}</text:span></text:p>
      <text:p text:style-name="P26"><text:span text:style-name="T5"><text:s text:c="16"/></text:span><text:span text:style-name="T7">}</text:span></text:p>
      <text:p text:style-name="P27"><text:span text:style-name="T5"><text:s text:c="8"/></text:span><text:span text:style-name="T10">//</text:span><text:span text:style-name="T5"> </text:span><text:span text:style-name="T10">Si</text:span><text:span text:style-name="T5"> </text:span><text:span text:style-name="T10">c</text:span><text:span text:style-name="T5"> </text:span><text:span text:style-name="T10">n'est</text:span><text:span text:style-name="T5"> </text:span><text:span text:style-name="T10">pas</text:span><text:span text:style-name="T5"> </text:span><text:span text:style-name="T10">égale</text:span><text:span text:style-name="T5"> </text:span><text:span text:style-name="T10">à</text:span><text:span text:style-name="T5"> </text:span><text:span text:style-name="T10">0,</text:span><text:span text:style-name="T5"> </text:span><text:span text:style-name="T10">on</text:span><text:span text:style-name="T5"> </text:span><text:span text:style-name="T10">récupère</text:span><text:span text:style-name="T5"> </text:span><text:span text:style-name="T10">une</text:span><text:span text:style-name="T5"> </text:span><text:span text:style-name="T10">position</text:span><text:span text:style-name="T5"> </text:span><text:span text:style-name="T10">qui</text:span><text:span text:style-name="T5"> </text:span><text:span text:style-name="T10">représente</text:span><text:span text:style-name="T5"> </text:span><text:span text:style-name="T10">le</text:span><text:span text:style-name="T5"> </text:span><text:span text:style-name="T10">mot</text:span><text:span text:style-name="T5"> </text:span><text:span text:style-name="T10">dans</text:span><text:span text:style-name="T5"> </text:span><text:span text:style-name="T10">la</text:span><text:span text:style-name="T5"> </text:span><text:span text:style-name="T10">liste</text:span><text:span text:style-name="T5"> </text:span><text:span text:style-name="T10">de</text:span><text:span text:style-name="T5"> </text:span><text:span text:style-name="T10">mots</text:span><text:span text:style-name="T5"> </text:span><text:span text:style-name="T10">ou</text:span><text:span text:style-name="T5"> </text:span><text:span text:style-name="T10">de</text:span><text:span text:style-name="T5"> </text:span><text:span text:style-name="T10">ponctuation.</text:span></text:p>
      <text:p text:style-name="P27"><text:span text:style-name="T5"><text:s text:c="16"/></text:span><text:span text:style-name="T4">else</text:span><text:span text:style-name="T7">{</text:span></text:p>
      <text:p text:style-name="P27"><text:span text:style-name="T5"><text:s text:c="12"/></text:span><text:span text:style-name="T10">//Si</text:span><text:span text:style-name="T5"> </text:span><text:span text:style-name="T10">le</text:span><text:span text:style-name="T5"> </text:span><text:span text:style-name="T10">mot</text:span><text:span text:style-name="T5"> </text:span><text:span text:style-name="T10">précédent</text:span><text:span text:style-name="T5"> </text:span><text:span text:style-name="T10">est</text:span><text:span text:style-name="T5"> </text:span><text:span text:style-name="T10">non</text:span><text:span text:style-name="T5"> </text:span><text:span text:style-name="T10">alphanumérique</text:span></text:p>
      <text:p text:style-name="P27"><text:span text:style-name="T5"><text:s text:c="24"/></text:span><text:span text:style-name="T4">if</text:span><text:span text:style-name="T7">(type</text:span><text:span text:style-name="T5"> </text:span><text:span text:style-name="T7">==</text:span><text:span text:style-name="T5"> </text:span><text:span text:style-name="T13">1</text:span><text:span text:style-name="T7">){</text:span></text:p>
      <text:p text:style-name="P27"><text:span text:style-name="T5"><text:s text:c="16"/></text:span><text:span text:style-name="T7">tmplst</text:span><text:span text:style-name="T5"> </text:span><text:span text:style-name="T7">=</text:span><text:span text:style-name="T5"> </text:span><text:span text:style-name="T7">lst;</text:span><text:span text:style-name="T5"> </text:span><text:span text:style-name="T10">//</text:span><text:span text:style-name="T5"> </text:span><text:span text:style-name="T10">On</text:span><text:span text:style-name="T5"> </text:span><text:span text:style-name="T10">stocke</text:span><text:span text:style-name="T5"> </text:span><text:span text:style-name="T10">la</text:span><text:span text:style-name="T5"> </text:span><text:span text:style-name="T10">tête</text:span><text:span text:style-name="T5"> </text:span><text:span text:style-name="T10">de</text:span><text:span text:style-name="T5"> </text:span><text:span text:style-name="T10">liste</text:span></text:p>
      <text:p text:style-name="P29"><text:s text:c="16"/></text:p>
      <text:p text:style-name="P27"><text:span text:style-name="T5"><text:s text:c="32"/></text:span><text:span text:style-name="T4">for</text:span><text:span text:style-name="T5"> </text:span><text:span text:style-name="T7">(i</text:span><text:span text:style-name="T5"> </text:span><text:span text:style-name="T7">=</text:span><text:span text:style-name="T5"> </text:span><text:span text:style-name="T13">0</text:span><text:span text:style-name="T7">;</text:span><text:span text:style-name="T5"> </text:span><text:span text:style-name="T7">i</text:span><text:span text:style-name="T5"> </text:span><text:span text:style-name="T7">&lt;</text:span><text:span text:style-name="T5"> </text:span><text:span text:style-name="T7">c-</text:span><text:span text:style-name="T13">1</text:span><text:span text:style-name="T7">;</text:span><text:span text:style-name="T5"> </text:span><text:span text:style-name="T7">i++)</text:span></text:p>
      <text:p text:style-name="P27"><text:span text:style-name="T5"><text:s text:c="20"/></text:span><text:span text:style-name="T7">tmplst</text:span><text:span text:style-name="T5"> </text:span><text:span text:style-name="T7">=</text:span><text:span text:style-name="T5"> </text:span><text:span text:style-name="T7">tmplst-&gt;</text:span><text:span text:style-name="T9">next</text:span><text:span text:style-name="T7">;</text:span><text:span text:style-name="T5"> </text:span><text:span text:style-name="T10">//On</text:span><text:span text:style-name="T5"> </text:span><text:span text:style-name="T10">récupère</text:span><text:span text:style-name="T5"> </text:span><text:span text:style-name="T10">la</text:span><text:span text:style-name="T5"> </text:span><text:span text:style-name="T10">cellule</text:span><text:span text:style-name="T5"> </text:span><text:span text:style-name="T10">de</text:span><text:span text:style-name="T5"> </text:span><text:span text:style-name="T10">la</text:span><text:span text:style-name="T5"> </text:span><text:span text:style-name="T10">liste</text:span><text:span text:style-name="T5"> </text:span><text:span text:style-name="T10">de</text:span><text:span text:style-name="T5"> </text:span><text:span text:style-name="T10">mots</text:span><text:span text:style-name="T5"> </text:span><text:span text:style-name="T10">à</text:span><text:span text:style-name="T5"> </text:span><text:span text:style-name="T10">la</text:span><text:span text:style-name="T5"> </text:span><text:span text:style-name="T10">position</text:span><text:span text:style-name="T5"> </text:span><text:span text:style-name="T10">du</text:span><text:span text:style-name="T5"> </text:span><text:span text:style-name="T10">mot</text:span></text:p>
      <text:p text:style-name="P27"><text:span text:style-name="T5"><text:s text:c="16"/></text:span>fprintf<text:span text:style-name="T7">(result,</text:span><text:span text:style-name="T5"> </text:span><text:span text:style-name="T10">"%s"</text:span><text:span text:style-name="T7">,tmplst-&gt;</text:span><text:span text:style-name="T9">word</text:span><text:span text:style-name="T7">);</text:span><text:span text:style-name="T5"> </text:span><text:span text:style-name="T10">//On</text:span><text:span text:style-name="T5"> </text:span><text:span text:style-name="T10">écrit</text:span><text:span text:style-name="T5"> </text:span><text:span text:style-name="T10">le</text:span><text:span text:style-name="T5"> </text:span><text:span text:style-name="T10">mot</text:span><text:span text:style-name="T5"> </text:span><text:span text:style-name="T10">dans</text:span><text:span text:style-name="T5"> </text:span><text:span text:style-name="T10">le</text:span><text:span text:style-name="T5"> </text:span><text:span text:style-name="T10">fichier</text:span><text:span text:style-name="T5"> </text:span><text:span text:style-name="T10">de</text:span><text:span text:style-name="T5"> </text:span><text:span text:style-name="T10">décompression</text:span></text:p>
      <text:p text:style-name="P27"><text:span text:style-name="T5"><text:s text:c="16"/></text:span><text:span text:style-name="T7">found_word</text:span><text:span text:style-name="T5"> </text:span><text:span text:style-name="T7">=</text:span><text:span text:style-name="T5"> </text:span><text:span text:style-name="T7">extract_cell(&amp;lst,tmplst-&gt;</text:span><text:span text:style-name="T9">word</text:span><text:span text:style-name="T7">);</text:span><text:span text:style-name="T5"> </text:span><text:span text:style-name="T10">//On</text:span><text:span text:style-name="T5"> </text:span><text:span text:style-name="T10">extrait</text:span><text:span text:style-name="T5"> </text:span><text:span text:style-name="T10">la</text:span><text:span text:style-name="T5"> </text:span><text:span text:style-name="T10">cellule</text:span><text:span text:style-name="T5"> </text:span><text:span text:style-name="T10">contenant</text:span><text:span text:style-name="T5"> </text:span><text:span text:style-name="T10">le</text:span><text:span text:style-name="T5"> </text:span><text:span text:style-name="T10">mot</text:span><text:span text:style-name="T5"> </text:span><text:span text:style-name="T10">et</text:span><text:span text:style-name="T5"> </text:span><text:span text:style-name="T10">on</text:span><text:span text:style-name="T5"> </text:span><text:span text:style-name="T10">la</text:span><text:span text:style-name="T5"> </text:span><text:span text:style-name="T10">stocke</text:span><text:span text:style-name="T5"> </text:span><text:span text:style-name="T10">found_word</text:span></text:p>
      <text:p text:style-name="P27"><text:span text:style-name="T5"><text:s text:c="16"/></text:span><text:span text:style-name="T7">tmplst</text:span><text:span text:style-name="T5"> </text:span><text:span text:style-name="T7">=</text:span><text:span text:style-name="T5"> </text:span><text:span text:style-name="T7">lst;</text:span><text:span text:style-name="T5"> </text:span><text:span text:style-name="T10">//On</text:span><text:span text:style-name="T5"> </text:span><text:span text:style-name="T10">stocke</text:span><text:span text:style-name="T5"> </text:span><text:span text:style-name="T10">la</text:span><text:span text:style-name="T5"> </text:span><text:span text:style-name="T10">tête</text:span><text:span text:style-name="T5"> </text:span><text:span text:style-name="T10">de</text:span><text:span text:style-name="T5"> </text:span><text:span text:style-name="T10">liste</text:span></text:p>
      <text:p text:style-name="P27"><text:span text:style-name="T5"><text:s text:c="16"/></text:span><text:span text:style-name="T7">lst</text:span><text:span text:style-name="T5"> </text:span><text:span text:style-name="T7">=</text:span><text:span text:style-name="T5"> </text:span><text:span text:style-name="T7">found_word;</text:span><text:span text:style-name="T5"> </text:span><text:span text:style-name="T10">//</text:span><text:span text:style-name="T5"> </text:span><text:span text:style-name="T10">On</text:span><text:span text:style-name="T5"> </text:span><text:span text:style-name="T10">met</text:span><text:span text:style-name="T5"> </text:span><text:span text:style-name="T10">la</text:span><text:span text:style-name="T5"> </text:span><text:span text:style-name="T10">cellule</text:span><text:span text:style-name="T5"> </text:span><text:span text:style-name="T10">trouvée</text:span><text:span text:style-name="T5"> </text:span><text:span text:style-name="T10">précédemment</text:span><text:span text:style-name="T5"> </text:span><text:span text:style-name="T10">en</text:span><text:span text:style-name="T5"> </text:span><text:span text:style-name="T10">tête</text:span><text:span text:style-name="T5"> </text:span><text:span text:style-name="T10">de</text:span><text:span text:style-name="T5"> </text:span><text:span text:style-name="T10">liste</text:span></text:p>
      <text:p text:style-name="P27"><text:span text:style-name="T5"><text:s text:c="16"/></text:span><text:span text:style-name="T7">lst-&gt;</text:span><text:span text:style-name="T9">next</text:span><text:span text:style-name="T5"> </text:span><text:span text:style-name="T7">=</text:span><text:span text:style-name="T5"> </text:span><text:span text:style-name="T7">tmplst;</text:span><text:span text:style-name="T5"> </text:span><text:span text:style-name="T10">//</text:span><text:span text:style-name="T5"> </text:span><text:span text:style-name="T10">On</text:span><text:span text:style-name="T5"> </text:span><text:span text:style-name="T10">attache</text:span><text:span text:style-name="T5"> </text:span><text:span text:style-name="T10">le</text:span><text:span text:style-name="T5"> </text:span><text:span text:style-name="T10">reste</text:span><text:span text:style-name="T5"> </text:span><text:span text:style-name="T10">de</text:span><text:span text:style-name="T5"> </text:span><text:span text:style-name="T10">la</text:span><text:span text:style-name="T5"> </text:span><text:span text:style-name="T10">liste</text:span><text:span text:style-name="T5"> </text:span><text:span text:style-name="T10">chaînée</text:span><text:span text:style-name="T5"> </text:span><text:span text:style-name="T10">contenant</text:span><text:span text:style-name="T5"> </text:span><text:span text:style-name="T10">les</text:span><text:span text:style-name="T5"> </text:span><text:span text:style-name="T10">mots.</text:span></text:p>
      <text:p text:style-name="P27"><text:span text:style-name="T5"><text:s text:c="16"/></text:span><text:span text:style-name="T7">type</text:span><text:span text:style-name="T5"> </text:span><text:span text:style-name="T7">=</text:span><text:span text:style-name="T5"> </text:span><text:span text:style-name="T13">0</text:span><text:span text:style-name="T7">;</text:span><text:span text:style-name="T5"> </text:span><text:span text:style-name="T10">//On</text:span><text:span text:style-name="T5"> </text:span><text:span text:style-name="T10">précise</text:span><text:span text:style-name="T5"> </text:span><text:span text:style-name="T10">que</text:span><text:span text:style-name="T5"> </text:span><text:span text:style-name="T10">après</text:span><text:span text:style-name="T5"> </text:span><text:span text:style-name="T10">un</text:span><text:span text:style-name="T5"> </text:span><text:span text:style-name="T10">mot</text:span><text:span text:style-name="T5"> </text:span><text:span text:style-name="T10">il</text:span><text:span text:style-name="T5"> </text:span><text:span text:style-name="T10">y</text:span><text:span text:style-name="T5"> </text:span><text:span text:style-name="T10">a</text:span><text:span text:style-name="T5"> </text:span><text:span text:style-name="T10">forcément</text:span><text:span text:style-name="T5"> </text:span><text:span text:style-name="T10">une</text:span><text:span text:style-name="T5"> </text:span><text:span text:style-name="T10">ponctuation.</text:span></text:p>
      <text:p text:style-name="P27"><text:span text:style-name="T5"><text:s text:c="24"/></text:span><text:span text:style-name="T7">}</text:span></text:p>
      <text:p text:style-name="P27"><text:span text:style-name="T5"><text:s text:c="12"/></text:span><text:span text:style-name="T4">else</text:span><text:span text:style-name="T7">{</text:span><text:span text:style-name="T5"> </text:span><text:span text:style-name="T10">//</text:span><text:span text:style-name="T5"> </text:span><text:span text:style-name="T10">Si</text:span><text:span text:style-name="T5"> </text:span><text:span text:style-name="T10">le</text:span><text:span text:style-name="T5"> </text:span><text:span text:style-name="T10">mot</text:span><text:span text:style-name="T5"> </text:span><text:span text:style-name="T10">précédent</text:span><text:span text:style-name="T5"> </text:span><text:span text:style-name="T10">est</text:span><text:span text:style-name="T5"> </text:span><text:span text:style-name="T10">alphanumérique</text:span></text:p>
      <text:p text:style-name="P29"><text:s text:c="32"/></text:p>
      <text:p text:style-name="P27"><text:span text:style-name="T5"><text:s text:c="16"/></text:span><text:span text:style-name="T7">tmponct</text:span><text:span text:style-name="T5"> </text:span><text:span text:style-name="T7">=</text:span><text:span text:style-name="T5"> </text:span><text:span text:style-name="T7">ponct;</text:span><text:span text:style-name="T5"> </text:span><text:span text:style-name="T10">//On</text:span><text:span text:style-name="T5"> </text:span><text:span text:style-name="T10">stocke</text:span><text:span text:style-name="T5"> </text:span><text:span text:style-name="T10">la</text:span><text:span text:style-name="T5"> </text:span><text:span text:style-name="T10">tête</text:span><text:span text:style-name="T5"> </text:span><text:span text:style-name="T10">de</text:span><text:span text:style-name="T5"> </text:span><text:span text:style-name="T10">liste</text:span><text:span text:style-name="T5"> </text:span><text:span text:style-name="T10">de</text:span><text:span text:style-name="T5"> </text:span><text:span text:style-name="T10">ponctuation</text:span></text:p>
      <text:p text:style-name="P27"><text:soft-page-break/><text:span text:style-name="T5"><text:s text:c="32"/></text:span><text:span text:style-name="T4">for</text:span><text:span text:style-name="T5"> </text:span><text:span text:style-name="T7">(i</text:span><text:span text:style-name="T5"> </text:span><text:span text:style-name="T7">=</text:span><text:span text:style-name="T5"> </text:span><text:span text:style-name="T13">0</text:span><text:span text:style-name="T7">;</text:span><text:span text:style-name="T5"> </text:span><text:span text:style-name="T7">i</text:span><text:span text:style-name="T5"> </text:span><text:span text:style-name="T7">&lt;</text:span><text:span text:style-name="T5"> </text:span><text:span text:style-name="T7">c-</text:span><text:span text:style-name="T13">1</text:span><text:span text:style-name="T7">;</text:span><text:span text:style-name="T5"> </text:span><text:span text:style-name="T7">i++)</text:span></text:p>
      <text:p text:style-name="P27"><text:span text:style-name="T5"><text:s text:c="20"/></text:span><text:span text:style-name="T7">tmponct</text:span><text:span text:style-name="T5"> </text:span><text:span text:style-name="T7">=</text:span><text:span text:style-name="T5"> </text:span><text:span text:style-name="T7">tmponct-&gt;</text:span><text:span text:style-name="T9">next</text:span><text:span text:style-name="T7">;</text:span><text:span text:style-name="T5"> <text:s/></text:span><text:span text:style-name="T10">//On</text:span><text:span text:style-name="T5"> </text:span><text:span text:style-name="T10">récupère</text:span><text:span text:style-name="T5"> </text:span><text:span text:style-name="T10">la</text:span><text:span text:style-name="T5"> </text:span><text:span text:style-name="T10">cellule</text:span><text:span text:style-name="T5"> </text:span><text:span text:style-name="T10">de</text:span><text:span text:style-name="T5"> </text:span><text:span text:style-name="T10">la</text:span><text:span text:style-name="T5"> </text:span><text:span text:style-name="T10">liste</text:span><text:span text:style-name="T5"> </text:span><text:span text:style-name="T10">de</text:span><text:span text:style-name="T5"> </text:span><text:span text:style-name="T10">mots</text:span><text:span text:style-name="T5"> </text:span><text:span text:style-name="T10">à</text:span><text:span text:style-name="T5"> </text:span><text:span text:style-name="T10">la</text:span><text:span text:style-name="T5"> </text:span><text:span text:style-name="T10">position</text:span><text:span text:style-name="T5"> </text:span><text:span text:style-name="T10">du</text:span><text:span text:style-name="T5"> </text:span><text:span text:style-name="T10">mot</text:span></text:p>
      <text:p text:style-name="P27"><text:span text:style-name="T5"><text:s text:c="16"/></text:span>fprintf<text:span text:style-name="T7">(result,</text:span><text:span text:style-name="T5"> </text:span><text:span text:style-name="T10">"%s"</text:span><text:span text:style-name="T7">,tmponct-&gt;</text:span><text:span text:style-name="T9">word</text:span><text:span text:style-name="T7">);</text:span><text:span text:style-name="T10">//On</text:span><text:span text:style-name="T5"> </text:span><text:span text:style-name="T10">écrit</text:span><text:span text:style-name="T5"> </text:span><text:span text:style-name="T10">la</text:span><text:span text:style-name="T5"> </text:span><text:span text:style-name="T10">ponctuation</text:span><text:span text:style-name="T5"> </text:span><text:span text:style-name="T10">dans</text:span><text:span text:style-name="T5"> </text:span><text:span text:style-name="T10">le</text:span><text:span text:style-name="T5"> </text:span><text:span text:style-name="T10">fichier</text:span><text:span text:style-name="T5"> </text:span><text:span text:style-name="T10">de</text:span><text:span text:style-name="T5"> </text:span><text:span text:style-name="T10">décompression</text:span></text:p>
      <text:p text:style-name="P27"><text:span text:style-name="T5"><text:s text:c="16"/></text:span><text:span text:style-name="T7">found_word</text:span><text:span text:style-name="T5"> </text:span><text:span text:style-name="T7">=</text:span><text:span text:style-name="T5"> </text:span><text:span text:style-name="T7">extract_cell(&amp;ponct,tmponct-&gt;</text:span><text:span text:style-name="T9">word</text:span><text:span text:style-name="T7">);</text:span><text:span text:style-name="T5"> </text:span><text:span text:style-name="T10">//On</text:span><text:span text:style-name="T5"> </text:span><text:span text:style-name="T10">extrait</text:span><text:span text:style-name="T5"> </text:span><text:span text:style-name="T10">la</text:span><text:span text:style-name="T5"> </text:span><text:span text:style-name="T10">cellule</text:span><text:span text:style-name="T5"> </text:span><text:span text:style-name="T10">contenant</text:span><text:span text:style-name="T5"> </text:span><text:span text:style-name="T10">la</text:span><text:span text:style-name="T5"> </text:span><text:span text:style-name="T10">ponctuation</text:span><text:span text:style-name="T5"> </text:span><text:span text:style-name="T10">et</text:span><text:span text:style-name="T5"> </text:span><text:span text:style-name="T10">on</text:span><text:span text:style-name="T5"> </text:span><text:span text:style-name="T10">la</text:span><text:span text:style-name="T5"> </text:span><text:span text:style-name="T10">stocke</text:span><text:span text:style-name="T5"> </text:span><text:span text:style-name="T10">found_word</text:span></text:p>
      <text:p text:style-name="P27"><text:span text:style-name="T5"><text:s text:c="16"/></text:span><text:span text:style-name="T7">tmponct</text:span><text:span text:style-name="T5"> </text:span><text:span text:style-name="T7">=</text:span><text:span text:style-name="T5"> </text:span><text:span text:style-name="T7">ponct;</text:span><text:span text:style-name="T5"> </text:span><text:span text:style-name="T10">//On</text:span><text:span text:style-name="T5"> </text:span><text:span text:style-name="T10">stocke</text:span><text:span text:style-name="T5"> </text:span><text:span text:style-name="T10">la</text:span><text:span text:style-name="T5"> </text:span><text:span text:style-name="T10">tête</text:span><text:span text:style-name="T5"> </text:span><text:span text:style-name="T10">de</text:span><text:span text:style-name="T5"> </text:span><text:span text:style-name="T10">liste</text:span><text:span text:style-name="T5"> </text:span><text:span text:style-name="T10">de</text:span><text:span text:style-name="T5"> </text:span><text:span text:style-name="T10">ponctuation</text:span></text:p>
      <text:p text:style-name="P27"><text:span text:style-name="T5"><text:s text:c="16"/></text:span><text:span text:style-name="T7">ponct</text:span><text:span text:style-name="T5"> </text:span><text:span text:style-name="T7">=</text:span><text:span text:style-name="T5"> </text:span><text:span text:style-name="T7">found_word;</text:span><text:span text:style-name="T5"> </text:span><text:span text:style-name="T10">//</text:span><text:span text:style-name="T5"> </text:span><text:span text:style-name="T10">On</text:span><text:span text:style-name="T5"> </text:span><text:span text:style-name="T10">met</text:span><text:span text:style-name="T5"> </text:span><text:span text:style-name="T10">la</text:span><text:span text:style-name="T5"> </text:span><text:span text:style-name="T10">cellule</text:span><text:span text:style-name="T5"> </text:span><text:span text:style-name="T10">trouvée</text:span><text:span text:style-name="T5"> </text:span><text:span text:style-name="T10">précédemment</text:span><text:span text:style-name="T5"> </text:span><text:span text:style-name="T10">en</text:span><text:span text:style-name="T5"> </text:span><text:span text:style-name="T10">tête</text:span><text:span text:style-name="T5"> </text:span><text:span text:style-name="T10">de</text:span><text:span text:style-name="T5"> </text:span><text:span text:style-name="T10">liste</text:span><text:span text:style-name="T5"> </text:span><text:span text:style-name="T10">de</text:span><text:span text:style-name="T5"> </text:span><text:span text:style-name="T10">ponctuation</text:span></text:p>
      <text:p text:style-name="P27"><text:span text:style-name="T5"><text:s text:c="16"/></text:span><text:span text:style-name="T7">ponct-&gt;</text:span><text:span text:style-name="T9">next</text:span><text:span text:style-name="T5"> </text:span><text:span text:style-name="T7">=</text:span><text:span text:style-name="T5"> </text:span><text:span text:style-name="T7">tmponct;</text:span><text:span text:style-name="T5"> <text:s/></text:span><text:span text:style-name="T10">//</text:span><text:span text:style-name="T5"> </text:span><text:span text:style-name="T10">On</text:span><text:span text:style-name="T5"> </text:span><text:span text:style-name="T10">attache</text:span><text:span text:style-name="T5"> </text:span><text:span text:style-name="T10">le</text:span><text:span text:style-name="T5"> </text:span><text:span text:style-name="T10">reste</text:span><text:span text:style-name="T5"> </text:span><text:span text:style-name="T10">de</text:span><text:span text:style-name="T5"> </text:span><text:span text:style-name="T10">la</text:span><text:span text:style-name="T5"> </text:span><text:span text:style-name="T10">liste</text:span><text:span text:style-name="T5"> </text:span><text:span text:style-name="T10">chaînée</text:span><text:span text:style-name="T5"> </text:span><text:span text:style-name="T10">contenant</text:span><text:span text:style-name="T5"> </text:span><text:span text:style-name="T10">la</text:span><text:span text:style-name="T5"> </text:span><text:span text:style-name="T10">ponctuation.</text:span></text:p>
      <text:p text:style-name="P27"><text:span text:style-name="T5"><text:s text:c="16"/></text:span><text:span text:style-name="T7">type</text:span><text:span text:style-name="T5"> </text:span><text:span text:style-name="T7">=</text:span><text:span text:style-name="T5"> </text:span><text:span text:style-name="T13">1</text:span><text:span text:style-name="T7">;</text:span><text:span text:style-name="T10">//On</text:span><text:span text:style-name="T5"> </text:span><text:span text:style-name="T10">précise</text:span><text:span text:style-name="T5"> </text:span><text:span text:style-name="T10">que</text:span><text:span text:style-name="T5"> </text:span><text:span text:style-name="T10">après</text:span><text:span text:style-name="T5"> </text:span><text:span text:style-name="T10">une</text:span><text:span text:style-name="T5"> </text:span><text:span text:style-name="T10">ponctuation</text:span><text:span text:style-name="T5"> </text:span><text:span text:style-name="T10">il</text:span><text:span text:style-name="T5"> </text:span><text:span text:style-name="T10">y</text:span><text:span text:style-name="T5"> </text:span><text:span text:style-name="T10">a</text:span><text:span text:style-name="T5"> </text:span><text:span text:style-name="T10">forcément</text:span><text:span text:style-name="T5"> </text:span><text:span text:style-name="T10">un</text:span><text:span text:style-name="T5"> </text:span><text:span text:style-name="T10">suite</text:span><text:span text:style-name="T5"> </text:span><text:span text:style-name="T10">alphanumérique.</text:span></text:p>
      <text:p text:style-name="P27"><text:span text:style-name="T5"><text:s text:c="24"/></text:span><text:span text:style-name="T7">}</text:span></text:p>
      <text:p text:style-name="P27"><text:span text:style-name="T5"><text:s text:c="16"/></text:span><text:span text:style-name="T7">}</text:span></text:p>
      <text:p text:style-name="P26"><text:span text:style-name="T5"><text:s text:c="8"/></text:span><text:span text:style-name="T7">}</text:span></text:p>
      <text:p text:style-name="P27"><text:span text:style-name="T5"><text:s text:c="4"/></text:span><text:span text:style-name="T7">free_cell(&amp;lst);</text:span><text:span text:style-name="T5"> </text:span><text:span text:style-name="T10">//On</text:span><text:span text:style-name="T5"> </text:span><text:span text:style-name="T10">libère</text:span><text:span text:style-name="T5"> </text:span><text:span text:style-name="T10">la</text:span><text:span text:style-name="T5"> </text:span><text:span text:style-name="T10">liste</text:span><text:span text:style-name="T5"> </text:span><text:span text:style-name="T10">contenant</text:span><text:span text:style-name="T5"> </text:span><text:span text:style-name="T10">les</text:span><text:span text:style-name="T5"> </text:span><text:span text:style-name="T10">mots</text:span></text:p>
      <text:p text:style-name="P27"><text:span text:style-name="T5"><text:s text:c="4"/></text:span><text:span text:style-name="T7">free_cell(&amp;ponct);</text:span><text:span text:style-name="T5"> </text:span><text:span text:style-name="T10">//</text:span><text:span text:style-name="T5"> </text:span><text:span text:style-name="T10">On</text:span><text:span text:style-name="T5"> </text:span><text:span text:style-name="T10">libère</text:span><text:span text:style-name="T5"> </text:span><text:span text:style-name="T10">la</text:span><text:span text:style-name="T5"> </text:span><text:span text:style-name="T10">liste</text:span><text:span text:style-name="T5"> </text:span><text:span text:style-name="T10">contenant</text:span><text:span text:style-name="T5"> </text:span><text:span text:style-name="T10">la</text:span><text:span text:style-name="T5"> </text:span><text:span text:style-name="T10">ponctuation</text:span></text:p>
      <text:p text:style-name="P27"><text:span text:style-name="T5"><text:s text:c="4"/></text:span>fclose<text:span text:style-name="T7">(file);</text:span><text:span text:style-name="T5"> </text:span><text:span text:style-name="T10">//On</text:span><text:span text:style-name="T5"> </text:span><text:span text:style-name="T10">ferme</text:span><text:span text:style-name="T5"> </text:span><text:span text:style-name="T10">le</text:span><text:span text:style-name="T5"> </text:span><text:span text:style-name="T10">fichier</text:span><text:span text:style-name="T5"> </text:span><text:span text:style-name="T10">compressé</text:span></text:p>
      <text:p text:style-name="P27"><text:span text:style-name="T5"><text:s text:c="4"/></text:span>fclose<text:span text:style-name="T7">(result);</text:span><text:span text:style-name="T10">//On</text:span><text:span text:style-name="T5"> </text:span><text:span text:style-name="T10">ferme</text:span><text:span text:style-name="T5"> </text:span><text:span text:style-name="T10">le</text:span><text:span text:style-name="T5"> </text:span><text:span text:style-name="T10">fichier</text:span><text:span text:style-name="T5"> </text:span><text:span text:style-name="T10">décompressé</text:span></text:p>
      <text:p text:style-name="P28">}</text:p>
      <text:p text:style-name="P9"/>
      <text:p text:style-name="P10">Conclusion</text:p>
      <text:p text:style-name="P11"/>
      <text:p text:style-name="P20">Ce mini projet nous a permis d'explorer les possibilités du langage C sur la compression des fichiers en binaires. Nous avons su rendre un fichier texte complètement illisible pour un utilisateur lambda. <text:span text:style-name="T19">Et le rendre lisible après décompression. Cela nous a appris comment rendre un fichier plus léger et nous a permis de nous perfectionner avec les listes chaînées et les entrées/sorties des fichiers en C.</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fab11" officeooo:paragraph-rsid="001fab11"/>
    </style:style>
    <style:style style:name="MT1" style:family="text">
      <style:text-properties officeooo:rsid="002287e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Nacer DERGAL &amp; Christophe DOS SANTOS<text:tab/><text:tab/><text:span text:style-name="MT1">IG1/IR1</text:span></text:p>
      </style:header>
      <style:footer>
        <text:p text:style-name="Footer"><text:tab/><text:tab/><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ter </meta:initial-creator>
    <meta:creation-date>2016-05-01T15:22:45.119711220</meta:creation-date>
    <dc:date>2016-05-01T23:46:51.770528190</dc:date>
    <dc:creator>master </dc:creator>
    <meta:editing-duration>PT8H23M51S</meta:editing-duration>
    <meta:editing-cycles>33</meta:editing-cycles>
    <meta:generator>LibreOffice/4.3.3.2$Linux_X86_64 LibreOffice_project/430m0$Build-2</meta:generator>
    <meta:document-statistic meta:table-count="0" meta:image-count="0" meta:object-count="0" meta:page-count="6" meta:paragraph-count="206" meta:word-count="1794" meta:character-count="12818" meta:non-whitespace-character-count="8867"/>
  </office:meta>
</office:document-meta>
</file>